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6.09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Nimbus Sans L" style:font-name-asian="DejaVu LGC Sans" style:font-name-complex="DejaVu LGC Sans"/>
    </style:style>
    <style:style style:name="T1" style:family="text">
      <style:text-properties style:font-name="Nimbus Sans L" style:font-name-asian="DejaVu LGC Sans" style:font-name-complex="DejaVu LGC Sans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Keys</text:p>
          </table:table-cell>
          <table:table-cell table:style-name="ce1" office:value-type="string">
            <text:p>De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office:value-type="string">
            <text:p>It</text:p>
          </table:table-cell>
        </table:table-row>
        <table:table-row table:style-name="ro1">
          <table:table-cell office:value-type="string">
            <text:p>room.dialog.types</text:p>
          </table:table-cell>
          <table:table-cell office:value-type="string">
            <text:p>Typen:</text:p>
          </table:table-cell>
          <table:table-cell table:number-columns-repeated="3"/>
        </table:table-row>
        <table:table-row table:style-name="ro1">
          <table:table-cell office:value-type="string">
            <text:p>color.yellow</text:p>
          </table:table-cell>
          <table:table-cell office:value-type="string">
            <text:p>Gelb</text:p>
          </table:table-cell>
          <table:table-cell table:number-columns-repeated="3"/>
        </table:table-row>
        <table:table-row table:style-name="ro1">
          <table:table-cell office:value-type="string">
            <text:p>translation.dialog.language</text:p>
          </table:table-cell>
          <table:table-cell office:value-type="string">
            <text:p>Sprache:</text:p>
          </table:table-cell>
          <table:table-cell table:number-columns-repeated="3"/>
        </table:table-row>
        <table:table-row table:style-name="ro1">
          <table:table-cell office:value-type="string">
            <text:p>roomtype.column.price</text:p>
          </table:table-cell>
          <table:table-cell office:value-type="string">
            <text:p>Preis</text:p>
          </table:table-cell>
          <table:table-cell table:number-columns-repeated="3"/>
        </table:table-row>
        <table:table-row table:style-name="ro1">
          <table:table-cell office:value-type="string">
            <text:p>invoice.date-created</text:p>
          </table:table-cell>
          <table:table-cell office:value-type="string">
            <text:p>Schaffungsdatum:</text:p>
          </table:table-cell>
          <table:table-cell table:number-columns-repeated="3"/>
        </table:table-row>
        <table:table-row table:style-name="ro1">
          <table:table-cell office:value-type="string">
            <text:p>map.button.calendar.backmonth</text:p>
          </table:table-cell>
          <table:table-cell office:value-type="string">
            <text:p>Vorhergehender Monat</text:p>
          </table:table-cell>
          <table:table-cell table:number-columns-repeated="3"/>
        </table:table-row>
        <table:table-row table:style-name="ro1">
          <table:table-cell office:value-type="string">
            <text:p>dialog.about.tababout.translatauthors</text:p>
          </table:table-cell>
          <table:table-cell office:value-type="string">
            <text:p>D.Trimaille (Französisch), M. Perry (Englisch), R. Picchiottino (Italienisch)</text:p>
          </table:table-cell>
          <table:table-cell table:number-columns-repeated="3"/>
        </table:table-row>
        <table:table-row table:style-name="ro1">
          <table:table-cell office:value-type="string">
            <text:p>error.calendar.formatyear</text:p>
          </table:table-cell>
          <table:table-cell office:value-type="string">
            <text:p>Er ein dort Fehler im Format des Jahres. Prüfen Sie bitte (4 Zahlen)</text:p>
          </table:table-cell>
          <table:table-cell table:number-columns-repeated="3"/>
        </table:table-row>
        <table:table-row table:style-name="ro1">
          <table:table-cell office:value-type="string">
            <text:p>map.button.calendar.reservation</text:p>
          </table:table-cell>
          <table:table-cell office:value-type="string">
            <text:p>Reservierung</text:p>
          </table:table-cell>
          <table:table-cell table:number-columns-repeated="3"/>
        </table:table-row>
        <table:table-row table:style-name="ro1">
          <table:table-cell office:value-type="string">
            <text:p>room.column.type</text:p>
          </table:table-cell>
          <table:table-cell office:value-type="string">
            <text:p>Typ</text:p>
          </table:table-cell>
          <table:table-cell table:number-columns-repeated="3"/>
        </table:table-row>
        <table:table-row table:style-name="ro1">
          <table:table-cell office:value-type="string">
            <text:p>invoice.search</text:p>
          </table:table-cell>
          <table:table-cell office:value-type="string">
            <text:p>Suchen</text:p>
          </table:table-cell>
          <table:table-cell table:number-columns-repeated="3"/>
        </table:table-row>
        <table:table-row table:style-name="ro1">
          <table:table-cell office:value-type="string">
            <text:p>reservation.column.room-number</text:p>
          </table:table-cell>
          <table:table-cell office:value-type="string">
            <text:p>Kammer</text:p>
          </table:table-cell>
          <table:table-cell table:number-columns-repeated="3"/>
        </table:table-row>
        <table:table-row table:style-name="ro1">
          <table:table-cell office:value-type="string">
            <text:p>articles.newcategory</text:p>
          </table:table-cell>
          <table:table-cell office:value-type="string">
            <text:p>Neue Kategorie</text:p>
          </table:table-cell>
          <table:table-cell table:number-columns-repeated="3"/>
        </table:table-row>
        <table:table-row table:style-name="ro1">
          <table:table-cell office:value-type="string">
            <text:p>dialog.about.tababout.web</text:p>
          </table:table-cell>
          <table:table-cell office:value-type="string">
            <text:p>LIGHTeasyGuest 1.01</text:p>
          </table:table-cell>
          <table:table-cell table:number-columns-repeated="3"/>
        </table:table-row>
        <table:table-row table:style-name="ro1">
          <table:table-cell office:value-type="string">
            <text:p>dialog.reservation.telephone</text:p>
          </table:table-cell>
          <table:table-cell office:value-type="string">
            <text:p>Telephon</text:p>
          </table:table-cell>
          <table:table-cell table:number-columns-repeated="3"/>
        </table:table-row>
        <table:table-row table:style-name="ro1">
          <table:table-cell office:value-type="string">
            <text:p>tariffperiod.column.name</text:p>
          </table:table-cell>
          <table:table-cell office:value-type="string">
            <text:p>Name</text:p>
          </table:table-cell>
          <table:table-cell table:number-columns-repeated="3"/>
        </table:table-row>
        <table:table-row table:style-name="ro1">
          <table:table-cell office:value-type="string">
            <text:p>reservation.state.canceled</text:p>
          </table:table-cell>
          <table:table-cell office:value-type="string">
            <text:p>Annulliert</text:p>
          </table:table-cell>
          <table:table-cell table:number-columns-repeated="3"/>
        </table:table-row>
        <table:table-row table:style-name="ro1">
          <table:table-cell office:value-type="string">
            <text:p>dialog.cancel</text:p>
          </table:table-cell>
          <table:table-cell office:value-type="string">
            <text:p>Annullieren</text:p>
          </table:table-cell>
          <table:table-cell table:number-columns-repeated="3"/>
        </table:table-row>
        <table:table-row table:style-name="ro1">
          <table:table-cell office:value-type="string">
            <text:p>summary.todaydepartures</text:p>
          </table:table-cell>
          <table:table-cell office:value-type="string">
            <text:p>Heute vorgesehene Starts:</text:p>
          </table:table-cell>
          <table:table-cell table:number-columns-repeated="3"/>
        </table:table-row>
        <table:table-row table:style-name="ro1">
          <table:table-cell office:value-type="string">
            <text:p>question.reservation.move_departure</text:p>
          </table:table-cell>
          <table:table-cell office:value-type="string">
            <text:p>Wollen Sie das Abreisedatum verschieben?</text:p>
          </table:table-cell>
          <table:table-cell table:number-columns-repeated="3"/>
        </table:table-row>
        <table:table-row table:style-name="ro1">
          <table:table-cell office:value-type="string">
            <text:p>invoice.title</text:p>
          </table:table-cell>
          <table:table-cell office:value-type="string">
            <text:p>Titel:</text:p>
          </table:table-cell>
          <table:table-cell table:number-columns-repeated="3"/>
        </table:table-row>
        <table:table-row table:style-name="ro1">
          <table:table-cell office:value-type="string">
            <text:p>menu.config.hotel</text:p>
          </table:table-cell>
          <table:table-cell office:value-type="string">
            <text:p>Hotel…</text:p>
          </table:table-cell>
          <table:table-cell table:number-columns-repeated="3"/>
        </table:table-row>
        <table:table-row table:style-name="ro1">
          <table:table-cell office:value-type="string">
            <text:p>reservation.search-client</text:p>
          </table:table-cell>
          <table:table-cell office:value-type="string">
            <text:p>Suchen</text:p>
          </table:table-cell>
          <table:table-cell table:number-columns-repeated="3"/>
        </table:table-row>
        <table:table-row table:style-name="ro1">
          <table:table-cell office:value-type="string">
            <text:p>dialog.reservation.city</text:p>
          </table:table-cell>
          <table:table-cell office:value-type="string">
            <text:p>Stadt</text:p>
          </table:table-cell>
          <table:table-cell table:number-columns-repeated="3"/>
        </table:table-row>
        <table:table-row table:style-name="ro1">
          <table:table-cell office:value-type="string">
            <text:p>articles.insert.category</text:p>
          </table:table-cell>
          <table:table-cell office:value-type="string">
            <text:p>Neue Kategorie…</text:p>
          </table:table-cell>
          <table:table-cell table:number-columns-repeated="3"/>
        </table:table-row>
        <table:table-row table:style-name="ro1">
          <table:table-cell office:value-type="string">
            <text:p>menu.edit</text:p>
          </table:table-cell>
          <table:table-cell office:value-type="string">
            <text:p>Ausgabe</text:p>
          </table:table-cell>
          <table:table-cell table:number-columns-repeated="3"/>
        </table:table-row>
        <table:table-row table:style-name="ro1">
          <table:table-cell office:value-type="string">
            <text:p>country</text:p>
          </table:table-cell>
          <table:table-cell office:value-type="string">
            <text:p>De</text:p>
          </table:table-cell>
          <table:table-cell table:number-columns-repeated="3"/>
        </table:table-row>
        <table:table-row table:style-name="ro1">
          <table:table-cell office:value-type="string">
            <text:p>invoice.existing-customer</text:p>
          </table:table-cell>
          <table:table-cell office:value-type="string">
            <text:p>Bestehender Kunde</text:p>
          </table:table-cell>
          <table:table-cell table:number-columns-repeated="3"/>
        </table:table-row>
        <table:table-row table:style-name="ro1">
          <table:table-cell office:value-type="string">
            <text:p>invoice.search.bycustomer</text:p>
          </table:table-cell>
          <table:table-cell office:value-type="string">
            <text:p>Pro Kunde</text:p>
          </table:table-cell>
          <table:table-cell table:number-columns-repeated="3"/>
        </table:table-row>
        <table:table-row table:style-name="ro1">
          <table:table-cell office:value-type="string">
            <text:p>map.textfield.calendar.year</text:p>
          </table:table-cell>
          <table:table-cell office:value-type="string">
            <text:p>Jahr (eine Zahl zu erfassen dann &lt;Enter&gt;)</text:p>
          </table:table-cell>
          <table:table-cell table:number-columns-repeated="3"/>
        </table:table-row>
        <table:table-row table:style-name="ro1">
          <table:table-cell office:value-type="string">
            <text:p>invoice.column.customer</text:p>
          </table:table-cell>
          <table:table-cell office:value-type="string">
            <text:p>Kunde</text:p>
          </table:table-cell>
          <table:table-cell table:number-columns-repeated="3"/>
        </table:table-row>
        <table:table-row table:style-name="ro1">
          <table:table-cell office:value-type="string">
            <text:p>summary.todayarrivals</text:p>
          </table:table-cell>
          <table:table-cell office:value-type="string">
            <text:p>Angekommen heute vorgesehen:</text:p>
          </table:table-cell>
          <table:table-cell table:number-columns-repeated="3"/>
        </table:table-row>
        <table:table-row table:style-name="ro1">
          <table:table-cell office:value-type="string">
            <text:p>dialog.ok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map.button.calendar.backweek</text:p>
          </table:table-cell>
          <table:table-cell office:value-type="string">
            <text:p>Vorhergehende Woche</text:p>
          </table:table-cell>
          <table:table-cell table:number-columns-repeated="3"/>
        </table:table-row>
        <table:table-row table:style-name="ro1">
          <table:table-cell office:value-type="string">
            <text:p>header.upper_left_corner.periods</text:p>
          </table:table-cell>
          <table:table-cell office:value-type="string">
            <text:p>Perioden</text:p>
          </table:table-cell>
          <table:table-cell table:number-columns-repeated="3"/>
        </table:table-row>
        <table:table-row table:style-name="ro1">
          <table:table-cell office:value-type="string">
            <text:p>dialog.about.tabdetail.labusername</text:p>
          </table:table-cell>
          <table:table-cell office:value-type="string">
            <text:p>Benutzer:</text:p>
          </table:table-cell>
          <table:table-cell table:number-columns-repeated="3"/>
        </table:table-row>
        <table:table-row table:style-name="ro1">
          <table:table-cell office:value-type="string">
            <text:p>dialog.reservation.title</text:p>
          </table:table-cell>
          <table:table-cell office:value-type="string">
            <text:p>Kammerreservierung</text:p>
          </table:table-cell>
          <table:table-cell table:number-columns-repeated="3"/>
        </table:table-row>
        <table:table-row table:style-name="ro1">
          <table:table-cell office:value-type="string">
            <text:p>invoice.zip-city</text:p>
          </table:table-cell>
          <table:table-cell office:value-type="string">
            <text:p>CP | Localité:</text:p>
          </table:table-cell>
          <table:table-cell table:number-columns-repeated="3"/>
        </table:table-row>
        <table:table-row table:style-name="ro1">
          <table:table-cell office:value-type="string">
            <text:p>invoice.customer</text:p>
          </table:table-cell>
          <table:table-cell office:value-type="string">
            <text:p>Kunde</text:p>
          </table:table-cell>
          <table:table-cell table:number-columns-repeated="3"/>
        </table:table-row>
        <table:table-row table:style-name="ro1">
          <table:table-cell office:value-type="string">
            <text:p>dialog.reservation.country</text:p>
          </table:table-cell>
          <table:table-cell office:value-type="string">
            <text:p>Land</text:p>
          </table:table-cell>
          <table:table-cell table:number-columns-repeated="3"/>
        </table:table-row>
        <table:table-row table:style-name="ro1">
          <table:table-cell office:value-type="string">
            <text:p>dialog.reservation.name</text:p>
          </table:table-cell>
          <table:table-cell office:value-type="string">
            <text:p>Name</text:p>
          </table:table-cell>
          <table:table-cell table:number-columns-repeated="3"/>
        </table:table-row>
        <table:table-row table:style-name="ro1">
          <table:table-cell office:value-type="string">
            <text:p>tariff.dialog.tariffs</text:p>
          </table:table-cell>
          <table:table-cell office:value-type="string">
            <text:p>Tarife:</text:p>
          </table:table-cell>
          <table:table-cell table:number-columns-repeated="3"/>
        </table:table-row>
        <table:table-row table:style-name="ro1">
          <table:table-cell office:value-type="string">
            <text:p>dialog.reservation.room</text:p>
          </table:table-cell>
          <table:table-cell office:value-type="string">
            <text:p>Kammer</text:p>
          </table:table-cell>
          <table:table-cell table:number-columns-repeated="3"/>
        </table:table-row>
        <table:table-row table:style-name="ro1">
          <table:table-cell office:value-type="string">
            <text:p>dialog.reservation.occupied.title</text:p>
          </table:table-cell>
          <table:table-cell office:value-type="string">
            <text:p>Kammerbeschäftigung</text:p>
          </table:table-cell>
          <table:table-cell table:number-columns-repeated="3"/>
        </table:table-row>
        <table:table-row table:style-name="ro1">
          <table:table-cell office:value-type="string">
            <text:p>dialog.invoice</text:p>
          </table:table-cell>
          <table:table-cell office:value-type="string">
            <text:p>Einzelheiten der Rechnung</text:p>
          </table:table-cell>
          <table:table-cell table:number-columns-repeated="3"/>
        </table:table-row>
        <table:table-row table:style-name="ro1">
          <table:table-cell office:value-type="string">
            <text:p>dialog.reservation.reset</text:p>
          </table:table-cell>
          <table:table-cell office:value-type="string">
            <text:p>Löschen</text:p>
          </table:table-cell>
          <table:table-cell table:number-columns-repeated="3"/>
        </table:table-row>
        <table:table-row table:style-name="ro1">
          <table:table-cell office:value-type="string">
            <text:p>header.upper_left_corner.filter</text:p>
          </table:table-cell>
          <table:table-cell office:value-type="string">
            <text:p>Filter</text:p>
          </table:table-cell>
          <table:table-cell table:number-columns-repeated="3"/>
        </table:table-row>
        <table:table-row table:style-name="ro1">
          <table:table-cell office:value-type="string">
            <text:p>menu.file.quit</text:p>
          </table:table-cell>
          <table:table-cell office:value-type="string">
            <text:p>Verlassen</text:p>
          </table:table-cell>
          <table:table-cell table:number-columns-repeated="3"/>
        </table:table-row>
        <table:table-row table:style-name="ro1">
          <table:table-cell office:value-type="string">
            <text:p>room.dialog.title</text:p>
          </table:table-cell>
          <table:table-cell office:value-type="string">
            <text:p>Konfiguration der Typen und der Kammern</text:p>
          </table:table-cell>
          <table:table-cell table:number-columns-repeated="3"/>
        </table:table-row>
        <table:table-row table:style-name="ro1">
          <table:table-cell office:value-type="string">
            <text:p>room.column.number</text:p>
          </table:table-cell>
          <table:table-cell office:value-type="string">
            <text:p>Nummer</text:p>
          </table:table-cell>
          <table:table-cell table:number-columns-repeated="3"/>
        </table:table-row>
        <table:table-row table:style-name="ro1">
          <table:table-cell office:value-type="string">
            <text:p>color.black</text:p>
          </table:table-cell>
          <table:table-cell office:value-type="string">
            <text:p>Schwarz</text:p>
          </table:table-cell>
          <table:table-cell table:number-columns-repeated="3"/>
        </table:table-row>
        <table:table-row table:style-name="ro1">
          <table:table-cell office:value-type="string">
            <text:p>invoice.company</text:p>
          </table:table-cell>
          <table:table-cell office:value-type="string">
            <text:p>Gesellschaft:</text:p>
          </table:table-cell>
          <table:table-cell table:number-columns-repeated="3"/>
        </table:table-row>
        <table:table-row table:style-name="ro1">
          <table:table-cell office:value-type="string">
            <text:p>error.reservation.nullname</text:p>
          </table:table-cell>
          <table:table-cell office:value-type="string">
            <text:p>Sie müssen wenigstens einen Namen oder einen Gesellschaftsnamen erfassen.</text:p>
          </table:table-cell>
          <table:table-cell table:number-columns-repeated="3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de</text:p>
          </table:table-cell>
          <table:table-cell table:number-columns-repeated="3"/>
        </table:table-row>
        <table:table-row table:style-name="ro1">
          <table:table-cell office:value-type="string">
            <text:p>menu.help</text:p>
          </table:table-cell>
          <table:table-cell office:value-type="string">
            <text:p>Hilfe</text:p>
          </table:table-cell>
          <table:table-cell table:number-columns-repeated="3"/>
        </table:table-row>
        <table:table-row table:style-name="ro1">
          <table:table-cell office:value-type="string">
            <text:p>error.roomnotfound</text:p>
          </table:table-cell>
          <table:table-cell office:value-type="string">
            <text:p>Die Kammer n° {0} besteht nicht</text:p>
          </table:table-cell>
          <table:table-cell table:number-columns-repeated="3"/>
        </table:table-row>
        <table:table-row table:style-name="ro1">
          <table:table-cell office:value-type="string">
            <text:p>common.ok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dialog.reservation.search.button</text:p>
          </table:table-cell>
          <table:table-cell office:value-type="string">
            <text:p>Die Forschung einführen</text:p>
          </table:table-cell>
          <table:table-cell table:number-columns-repeated="3"/>
        </table:table-row>
        <table:table-row table:style-name="ro1">
          <table:table-cell office:value-type="string">
            <text:p>dialog.reservation.hotel</text:p>
          </table:table-cell>
          <table:table-cell office:value-type="string">
            <text:p>Hotel</text:p>
          </table:table-cell>
          <table:table-cell table:number-columns-repeated="3"/>
        </table:table-row>
        <table:table-row table:style-name="ro1">
          <table:table-cell office:value-type="string">
            <text:p>main.tab.summary</text:p>
          </table:table-cell>
          <table:table-cell office:value-type="string">
            <text:p>Zusammenfassung</text:p>
          </table:table-cell>
          <table:table-cell table:number-columns-repeated="3"/>
        </table:table-row>
        <table:table-row table:style-name="ro1">
          <table:table-cell office:value-type="string">
            <text:p>dialog.about.tabdetail.labjavahome</text:p>
          </table:table-cell>
          <table:table-cell office:value-type="string">
            <text:p>Rép. Java:</text:p>
          </table:table-cell>
          <table:table-cell table:number-columns-repeated="3"/>
        </table:table-row>
        <table:table-row table:style-name="ro1">
          <table:table-cell office:value-type="string">
            <text:p>common.article</text:p>
          </table:table-cell>
          <table:table-cell office:value-type="string">
            <text:p>Artikel</text:p>
          </table:table-cell>
          <table:table-cell table:number-columns-repeated="3"/>
        </table:table-row>
        <table:table-row table:style-name="ro1">
          <table:table-cell office:value-type="string">
            <text:p>error.reservation.register</text:p>
          </table:table-cell>
          <table:table-cell office:value-type="string">
            <text:p>Reservierung: Erfassung</text:p>
          </table:table-cell>
          <table:table-cell table:number-columns-repeated="3"/>
        </table:table-row>
        <table:table-row table:style-name="ro1">
          <table:table-cell office:value-type="string">
            <text:p>header.left_row.room</text:p>
          </table:table-cell>
          <table:table-cell office:value-type="string">
            <text:p>N°-Kammer</text:p>
          </table:table-cell>
          <table:table-cell table:number-columns-repeated="3"/>
        </table:table-row>
        <table:table-row table:style-name="ro1">
          <table:table-cell office:value-type="string">
            <text:p>map.legend.occupation</text:p>
          </table:table-cell>
          <table:table-cell office:value-type="string">
            <text:p>Besetzt</text:p>
          </table:table-cell>
          <table:table-cell table:number-columns-repeated="3"/>
        </table:table-row>
        <table:table-row table:style-name="ro2">
          <table:table-cell office:value-type="string">
            <text:p>invoice.column.id</text:p>
          </table:table-cell>
          <table:table-cell table:style-name="ce2" office:value-type="string">
            <text:p><text:span text:style-name="T1">N° von Rechnung:</text:span></text:p>
          </table:table-cell>
          <table:table-cell table:number-columns-repeated="3"/>
        </table:table-row>
        <table:table-row table:style-name="ro1">
          <table:table-cell office:value-type="string">
            <text:p>dialog.reservation.titleperson</text:p>
          </table:table-cell>
          <table:table-cell office:value-type="string">
            <text:p>Titel</text:p>
          </table:table-cell>
          <table:table-cell table:number-columns-repeated="3"/>
        </table:table-row>
        <table:table-row table:style-name="ro1">
          <table:table-cell office:value-type="string">
            <text:p>reservation.room</text:p>
          </table:table-cell>
          <table:table-cell office:value-type="string">
            <text:p>N° der Kammer:</text:p>
          </table:table-cell>
          <table:table-cell table:number-columns-repeated="3"/>
        </table:table-row>
        <table:table-row table:style-name="ro1">
          <table:table-cell office:value-type="string">
            <text:p>invoice.firstname-lastname</text:p>
          </table:table-cell>
          <table:table-cell office:value-type="string">
            <text:p>Vorname | Name:</text:p>
          </table:table-cell>
          <table:table-cell table:number-columns-repeated="3"/>
        </table:table-row>
        <table:table-row table:style-name="ro1">
          <table:table-cell office:value-type="string">
            <text:p>dialog.reservation.fromdate</text:p>
          </table:table-cell>
          <table:table-cell office:value-type="string">
            <text:p>Ankunftsdatum</text:p>
          </table:table-cell>
          <table:table-cell table:number-columns-repeated="3"/>
        </table:table-row>
        <table:table-row table:style-name="ro1">
          <table:table-cell office:value-type="string">
            <text:p>map.button.calendar.nextweek</text:p>
          </table:table-cell>
          <table:table-cell office:value-type="string">
            <text:p>Folgende Woche</text:p>
          </table:table-cell>
          <table:table-cell table:number-columns-repeated="3"/>
        </table:table-row>
        <table:table-row table:style-name="ro1">
          <table:table-cell office:value-type="string">
            <text:p>summary.today</text:p>
          </table:table-cell>
          <table:table-cell office:value-type="string">
            <text:p>Heute</text:p>
          </table:table-cell>
          <table:table-cell table:number-columns-repeated="3"/>
        </table:table-row>
        <table:table-row table:style-name="ro1">
          <table:table-cell office:value-type="string">
            <text:p>invoice.modify-client</text:p>
          </table:table-cell>
          <table:table-cell office:value-type="string">
            <text:p>Ändern</text:p>
          </table:table-cell>
          <table:table-cell table:number-columns-repeated="3"/>
        </table:table-row>
        <table:table-row table:style-name="ro1">
          <table:table-cell office:value-type="string">
            <text:p>articles.dialog.title</text:p>
          </table:table-cell>
          <table:table-cell office:value-type="string">
            <text:p>Konfiguration der Kategorien und der Artikel</text:p>
          </table:table-cell>
          <table:table-cell table:number-columns-repeated="3"/>
        </table:table-row>
        <table:table-row table:style-name="ro1">
          <table:table-cell office:value-type="string">
            <text:p>invoice.state-country</text:p>
          </table:table-cell>
          <table:table-cell office:value-type="string">
            <text:p>Departement | Pays:</text:p>
          </table:table-cell>
          <table:table-cell table:number-columns-repeated="3"/>
        </table:table-row>
        <table:table-row table:style-name="ro1">
          <table:table-cell office:value-type="string">
            <text:p>color.magenta</text:p>
          </table:table-cell>
          <table:table-cell office:value-type="string">
            <text:p>Violett</text:p>
          </table:table-cell>
          <table:table-cell table:number-columns-repeated="3"/>
        </table:table-row>
        <table:table-row table:style-name="ro1">
          <table:table-cell office:value-type="string">
            <text:p>map.label.room.total</text:p>
          </table:table-cell>
          <table:table-cell office:value-type="string">
            <text:p>Gesamtzahl:</text:p>
          </table:table-cell>
          <table:table-cell table:number-columns-repeated="3"/>
        </table:table-row>
        <table:table-row table:style-name="ro1">
          <table:table-cell office:value-type="string">
            <text:p>room.tooltip.number</text:p>
          </table:table-cell>
          <table:table-cell office:value-type="string">
            <text:p>Chambre N° {0}</text:p>
          </table:table-cell>
          <table:table-cell table:number-columns-repeated="3"/>
        </table:table-row>
        <table:table-row table:style-name="ro1">
          <table:table-cell office:value-type="string">
            <text:p>hotel.zip-city</text:p>
          </table:table-cell>
          <table:table-cell office:value-type="string">
            <text:p>Postcode | Localité:</text:p>
          </table:table-cell>
          <table:table-cell table:number-columns-repeated="3"/>
        </table:table-row>
        <table:table-row table:style-name="ro1">
          <table:table-cell office:value-type="string">
            <text:p>articles.code</text:p>
          </table:table-cell>
          <table:table-cell office:value-type="string">
            <text:p>Code:</text:p>
          </table:table-cell>
          <table:table-cell table:number-columns-repeated="3"/>
        </table:table-row>
        <table:table-row table:style-name="ro1">
          <table:table-cell office:value-type="string">
            <text:p>dialog.reservation.fax</text:p>
          </table:table-cell>
          <table:table-cell office:value-type="string">
            <text:p>Telekopie</text:p>
          </table:table-cell>
          <table:table-cell table:number-columns-repeated="3"/>
        </table:table-row>
        <table:table-row table:style-name="ro1">
          <table:table-cell office:value-type="string">
            <text:p>invoice.articles</text:p>
          </table:table-cell>
          <table:table-cell office:value-type="string">
            <text:p>Andere Artikel:</text:p>
          </table:table-cell>
          <table:table-cell table:number-columns-repeated="3"/>
        </table:table-row>
        <table:table-row table:style-name="ro1">
          <table:table-cell office:value-type="string">
            <text:p>button.close</text:p>
          </table:table-cell>
          <table:table-cell office:value-type="string">
            <text:p>Schließen</text:p>
          </table:table-cell>
          <table:table-cell table:number-columns-repeated="3"/>
        </table:table-row>
        <table:table-row table:style-name="ro1">
          <table:table-cell office:value-type="string">
            <text:p>color.cyan</text:p>
          </table:table-cell>
          <table:table-cell office:value-type="string">
            <text:p>Indigo</text:p>
          </table:table-cell>
          <table:table-cell table:number-columns-repeated="3"/>
        </table:table-row>
        <table:table-row table:style-name="ro1">
          <table:table-cell office:value-type="string">
            <text:p>header.upper_left_corner.dayweek</text:p>
          </table:table-cell>
          <table:table-cell office:value-type="string">
            <text:p>Tag Woche</text:p>
          </table:table-cell>
          <table:table-cell table:number-columns-repeated="3"/>
        </table:table-row>
        <table:table-row table:style-name="ro1">
          <table:table-cell office:value-type="string">
            <text:p>menu.config.rooms</text:p>
          </table:table-cell>
          <table:table-cell office:value-type="string">
            <text:p>Kammern…</text:p>
          </table:table-cell>
          <table:table-cell table:number-columns-repeated="3"/>
        </table:table-row>
        <table:table-row table:style-name="ro1">
          <table:table-cell office:value-type="string">
            <text:p>error.badid</text:p>
          </table:table-cell>
          <table:table-cell office:value-type="string">
            <text:p>Schlechtes Format der Nummer</text:p>
          </table:table-cell>
          <table:table-cell table:number-columns-repeated="3"/>
        </table:table-row>
        <table:table-row table:style-name="ro1">
          <table:table-cell office:value-type="string">
            <text:p>articles.dialog.articles</text:p>
          </table:table-cell>
          <table:table-cell office:value-type="string">
            <text:p>Artikel:</text:p>
          </table:table-cell>
          <table:table-cell table:number-columns-repeated="3"/>
        </table:table-row>
        <table:table-row table:style-name="ro1">
          <table:table-cell office:value-type="string">
            <text:p>error.hotel.unknown</text:p>
          </table:table-cell>
          <table:table-cell office:value-type="string">
            <text:p>Es hat einen Fehler bei der Erfassung gegeben:</text:p>
          </table:table-cell>
          <table:table-cell table:number-columns-repeated="3"/>
        </table:table-row>
        <table:table-row table:style-name="ro1">
          <table:table-cell office:value-type="string">
            <text:p>dialog.reservation.occupied.yes</text:p>
          </table:table-cell>
          <table:table-cell office:value-type="string">
            <text:p>Ja</text:p>
          </table:table-cell>
          <table:table-cell table:number-columns-repeated="3"/>
        </table:table-row>
        <table:table-row table:style-name="ro1">
          <table:table-cell office:value-type="string">
            <text:p>error.search</text:p>
          </table:table-cell>
          <table:table-cell office:value-type="string">
            <text:p>Fehler in der Forschung</text:p>
          </table:table-cell>
          <table:table-cell table:number-columns-repeated="3"/>
        </table:table-row>
        <table:table-row table:style-name="ro1">
          <table:table-cell office:value-type="string">
            <text:p>reservation.state.closed</text:p>
          </table:table-cell>
          <table:table-cell office:value-type="string">
            <text:p>Befreit</text:p>
          </table:table-cell>
          <table:table-cell table:number-columns-repeated="3"/>
        </table:table-row>
        <table:table-row table:style-name="ro1">
          <table:table-cell office:value-type="string">
            <text:p>tariffperiod.column.factor</text:p>
          </table:table-cell>
          <table:table-cell office:value-type="string">
            <text:p>Erhöhung</text:p>
          </table:table-cell>
          <table:table-cell table:number-columns-repeated="3"/>
        </table:table-row>
        <table:table-row table:style-name="ro1">
          <table:table-cell office:value-type="string">
            <text:p>reservation.status</text:p>
          </table:table-cell>
          <table:table-cell office:value-type="string">
            <text:p>Stand der Reservierung:</text:p>
          </table:table-cell>
          <table:table-cell table:number-columns-repeated="3"/>
        </table:table-row>
        <table:table-row table:style-name="ro1">
          <table:table-cell office:value-type="string">
            <text:p>reservation.status.occupied</text:p>
          </table:table-cell>
          <table:table-cell office:value-type="string">
            <text:p>Besetzt</text:p>
          </table:table-cell>
          <table:table-cell table:number-columns-repeated="3"/>
        </table:table-row>
        <table:table-row table:style-name="ro1">
          <table:table-cell office:value-type="string">
            <text:p>color.light_gray</text:p>
          </table:table-cell>
          <table:table-cell office:value-type="string">
            <text:p>Grau klar</text:p>
          </table:table-cell>
          <table:table-cell table:number-columns-repeated="3"/>
        </table:table-row>
        <table:table-row table:style-name="ro1">
          <table:table-cell office:value-type="string">
            <text:p>dialog.newcategory.title</text:p>
          </table:table-cell>
          <table:table-cell office:value-type="string">
            <text:p>Neue Kategorie</text:p>
          </table:table-cell>
          <table:table-cell table:number-columns-repeated="3"/>
        </table:table-row>
        <table:table-row table:style-name="ro1">
          <table:table-cell office:value-type="string">
            <text:p>main.tab.invoice</text:p>
          </table:table-cell>
          <table:table-cell office:value-type="string">
            <text:p>Rechnungen</text:p>
          </table:table-cell>
          <table:table-cell table:number-columns-repeated="3"/>
        </table:table-row>
        <table:table-row table:style-name="ro1">
          <table:table-cell office:value-type="string">
            <text:p>error.badnumber</text:p>
          </table:table-cell>
          <table:table-cell office:value-type="string">
            <text:p>Schlechte Nummer {0}</text:p>
          </table:table-cell>
          <table:table-cell table:number-columns-repeated="3"/>
        </table:table-row>
        <table:table-row table:style-name="ro1">
          <table:table-cell office:value-type="string">
            <text:p>hotel.button.validate</text:p>
          </table:table-cell>
          <table:table-cell office:value-type="string">
            <text:p>Für rechtsgültig erklären</text:p>
          </table:table-cell>
          <table:table-cell table:number-columns-repeated="3"/>
        </table:table-row>
        <table:table-row table:style-name="ro1">
          <table:table-cell office:value-type="string">
            <text:p>dialog.reservation.occupied.no</text:p>
          </table:table-cell>
          <table:table-cell office:value-type="string">
            <text:p>Nein</text:p>
          </table:table-cell>
          <table:table-cell table:number-columns-repeated="3"/>
        </table:table-row>
        <table:table-row table:style-name="ro1">
          <table:table-cell office:value-type="string">
            <text:p>invoice.search-client</text:p>
          </table:table-cell>
          <table:table-cell office:value-type="string">
            <text:p>Suchen</text:p>
          </table:table-cell>
          <table:table-cell table:number-columns-repeated="3"/>
        </table:table-row>
        <table:table-row table:style-name="ro1">
          <table:table-cell office:value-type="string">
            <text:p>map.menu.open-reservation</text:p>
          </table:table-cell>
          <table:table-cell office:value-type="string">
            <text:p>Reservierungseinzelheiten…</text:p>
          </table:table-cell>
          <table:table-cell table:number-columns-repeated="3"/>
        </table:table-row>
        <table:table-row table:style-name="ro1">
          <table:table-cell office:value-type="string">
            <text:p>map.legend.liberation</text:p>
          </table:table-cell>
          <table:table-cell office:value-type="string">
            <text:p>Befreit</text:p>
          </table:table-cell>
          <table:table-cell table:number-columns-repeated="3"/>
        </table:table-row>
        <table:table-row table:style-name="ro1">
          <table:table-cell office:value-type="string">
            <text:p>hotel.chain</text:p>
          </table:table-cell>
          <table:table-cell office:value-type="string">
            <text:p>Gruppe:</text:p>
          </table:table-cell>
          <table:table-cell table:number-columns-repeated="3"/>
        </table:table-row>
        <table:table-row table:style-name="ro1">
          <table:table-cell office:value-type="string">
            <text:p>invoice.fax-email</text:p>
          </table:table-cell>
          <table:table-cell office:value-type="string">
            <text:p>Telekopie | Email:</text:p>
          </table:table-cell>
          <table:table-cell table:number-columns-repeated="3"/>
        </table:table-row>
        <table:table-row table:style-name="ro1">
          <table:table-cell office:value-type="string">
            <text:p>invoice-item.column.price</text:p>
          </table:table-cell>
          <table:table-cell office:value-type="string">
            <text:p>Preis</text:p>
          </table:table-cell>
          <table:table-cell table:number-columns-repeated="3"/>
        </table:table-row>
        <table:table-row table:style-name="ro1">
          <table:table-cell office:value-type="string">
            <text:p>invoice.search.byroom</text:p>
          </table:table-cell>
          <table:table-cell office:value-type="string">
            <text:p>Durch Kammer</text:p>
          </table:table-cell>
          <table:table-cell table:number-columns-repeated="3"/>
        </table:table-row>
        <table:table-row table:style-name="ro1">
          <table:table-cell office:value-type="string">
            <text:p>invoice.search.company</text:p>
          </table:table-cell>
          <table:table-cell office:value-type="string">
            <text:p>Gesellschaft:</text:p>
          </table:table-cell>
          <table:table-cell table:number-columns-repeated="3"/>
        </table:table-row>
        <table:table-row table:style-name="ro1">
          <table:table-cell office:value-type="string">
            <text:p>color.white</text:p>
          </table:table-cell>
          <table:table-cell office:value-type="string">
            <text:p>Leertaste</text:p>
          </table:table-cell>
          <table:table-cell table:number-columns-repeated="3"/>
        </table:table-row>
        <table:table-row table:style-name="ro1">
          <table:table-cell office:value-type="string">
            <text:p>dialog.about.tababout.labprogramming</text:p>
          </table:table-cell>
          <table:table-cell office:value-type="string">
            <text:p>Programmierung:</text:p>
          </table:table-cell>
          <table:table-cell table:number-columns-repeated="3"/>
        </table:table-row>
        <table:table-row table:style-name="ro1">
          <table:table-cell office:value-type="string">
            <text:p>customer.select.prompt</text:p>
          </table:table-cell>
          <table:table-cell office:value-type="string">
            <text:p>Wählen Sie bitte einen Kunden in der nachstehenden Liste:</text:p>
          </table:table-cell>
          <table:table-cell table:number-columns-repeated="3"/>
        </table:table-row>
        <table:table-row table:style-name="ro1">
          <table:table-cell office:value-type="string">
            <text:p>invoice.column.amount</text:p>
          </table:table-cell>
          <table:table-cell office:value-type="string">
            <text:p>Betrag</text:p>
          </table:table-cell>
          <table:table-cell table:number-columns-repeated="3"/>
        </table:table-row>
        <table:table-row table:style-name="ro1">
          <table:table-cell office:value-type="string">
            <text:p>tariff.dialog.periods</text:p>
          </table:table-cell>
          <table:table-cell office:value-type="string">
            <text:p>Perioden:</text:p>
          </table:table-cell>
          <table:table-cell table:number-columns-repeated="3"/>
        </table:table-row>
        <table:table-row table:style-name="ro1">
          <table:table-cell office:value-type="string">
            <text:p>reservation.column.to-date</text:p>
          </table:table-cell>
          <table:table-cell office:value-type="string">
            <text:p>Start</text:p>
          </table:table-cell>
          <table:table-cell table:number-columns-repeated="3"/>
        </table:table-row>
        <table:table-row table:style-name="ro1">
          <table:table-cell office:value-type="string">
            <text:p>dialog.about.tababout.supportCh</text:p>
          </table:table-cell>
          <table:table-cell office:value-type="string">
            <text:p>Perry Productions, Conseil et Développement Informatique</text:p>
          </table:table-cell>
          <table:table-cell table:number-columns-repeated="3"/>
        </table:table-row>
        <table:table-row table:style-name="ro1">
          <table:table-cell office:value-type="string">
            <text:p>error.calendar.lengthyear</text:p>
          </table:table-cell>
          <table:table-cell office:value-type="string">
            <text:p>Erfassen Sie bitte 4 Zahlen für das Jahr</text:p>
          </table:table-cell>
          <table:table-cell table:number-columns-repeated="3"/>
        </table:table-row>
        <table:table-row table:style-name="ro1">
          <table:table-cell office:value-type="string">
            <text:p>dialog.about.tababout.supportFr</text:p>
          </table:table-cell>
          <table:table-cell office:value-type="string">
            <text:p>Denimedia, Conseil et Développement Informatique</text:p>
          </table:table-cell>
          <table:table-cell table:number-columns-repeated="3"/>
        </table:table-row>
        <table:table-row table:style-name="ro1">
          <table:table-cell office:value-type="string">
            <text:p>menu.config.tariff</text:p>
          </table:table-cell>
          <table:table-cell office:value-type="string">
            <text:p>Tarife…</text:p>
          </table:table-cell>
          <table:table-cell table:number-columns-repeated="3"/>
        </table:table-row>
        <table:table-row table:style-name="ro1">
          <table:table-cell office:value-type="string">
            <text:p>roomtype.newname</text:p>
          </table:table-cell>
          <table:table-cell office:value-type="string">
            <text:p>Neuer Typ</text:p>
          </table:table-cell>
          <table:table-cell table:number-columns-repeated="3"/>
        </table:table-row>
        <table:table-row table:style-name="ro1">
          <table:table-cell office:value-type="string">
            <text:p>splash.opening.mainWindow</text:p>
          </table:table-cell>
          <table:table-cell office:value-type="string">
            <text:p>Öffnung des Hauptfensters</text:p>
          </table:table-cell>
          <table:table-cell table:number-columns-repeated="3"/>
        </table:table-row>
        <table:table-row table:style-name="ro1">
          <table:table-cell office:value-type="string">
            <text:p>menu.help.introduction</text:p>
          </table:table-cell>
          <table:table-cell office:value-type="string">
            <text:p>Einführung an LIGHTeasyGuest</text:p>
          </table:table-cell>
          <table:table-cell table:number-columns-repeated="3"/>
        </table:table-row>
        <table:table-row table:style-name="ro1">
          <table:table-cell office:value-type="string">
            <text:p>dialog.reservation.firstname</text:p>
          </table:table-cell>
          <table:table-cell office:value-type="string">
            <text:p>Vorname</text:p>
          </table:table-cell>
          <table:table-cell table:number-columns-repeated="3"/>
        </table:table-row>
        <table:table-row table:style-name="ro1">
          <table:table-cell office:value-type="string">
            <text:p>invoice.search.dateminmax</text:p>
          </table:table-cell>
          <table:table-cell office:value-type="string">
            <text:p>Datum min/max:</text:p>
          </table:table-cell>
          <table:table-cell table:number-columns-repeated="3"/>
        </table:table-row>
        <table:table-row table:style-name="ro1">
          <table:table-cell office:value-type="string">
            <text:p>dialog.reservation.state</text:p>
          </table:table-cell>
          <table:table-cell office:value-type="string">
            <text:p>Departement</text:p>
          </table:table-cell>
          <table:table-cell table:number-columns-repeated="3"/>
        </table:table-row>
        <table:table-row table:style-name="ro1">
          <table:table-cell office:value-type="string">
            <text:p>dialog.about.tabdetail.labsyslocal</text:p>
          </table:table-cell>
          <table:table-cell office:value-type="string">
            <text:p>Sys. Raum:</text:p>
          </table:table-cell>
          <table:table-cell table:number-columns-repeated="3"/>
        </table:table-row>
        <table:table-row table:style-name="ro1">
          <table:table-cell office:value-type="string">
            <text:p>hotel.title</text:p>
          </table:table-cell>
          <table:table-cell office:value-type="string">
            <text:p>Informationen über das Hotel</text:p>
          </table:table-cell>
          <table:table-cell table:number-columns-repeated="3"/>
        </table:table-row>
        <table:table-row table:style-name="ro1">
          <table:table-cell office:value-type="string">
            <text:p>invoice.print</text:p>
          </table:table-cell>
          <table:table-cell office:value-type="string">
            <text:p>Drucken…</text:p>
          </table:table-cell>
          <table:table-cell table:number-columns-repeated="3"/>
        </table:table-row>
        <table:table-row table:style-name="ro1">
          <table:table-cell office:value-type="string">
            <text:p>summary.freerooms</text:p>
          </table:table-cell>
          <table:table-cell office:value-type="string">
            <text:p>Kammern freie:</text:p>
          </table:table-cell>
          <table:table-cell table:number-columns-repeated="3"/>
        </table:table-row>
        <table:table-row table:style-name="ro1">
          <table:table-cell office:value-type="string">
            <text:p>error.calendar.nullyear</text:p>
          </table:table-cell>
          <table:table-cell office:value-type="string">
            <text:p>Sie müssen ein Jahr erfassen</text:p>
          </table:table-cell>
          <table:table-cell table:number-columns-repeated="3"/>
        </table:table-row>
        <table:table-row table:style-name="ro1">
          <table:table-cell office:value-type="string">
            <text:p>color.dark_gray</text:p>
          </table:table-cell>
          <table:table-cell office:value-type="string">
            <text:p>Grau dunkel</text:p>
          </table:table-cell>
          <table:table-cell table:number-columns-repeated="3"/>
        </table:table-row>
        <table:table-row table:style-name="ro1">
          <table:table-cell office:value-type="string">
            <text:p>room.dialog.rooms</text:p>
          </table:table-cell>
          <table:table-cell office:value-type="string">
            <text:p>Kammern:</text:p>
          </table:table-cell>
          <table:table-cell table:number-columns-repeated="3"/>
        </table:table-row>
        <table:table-row table:style-name="ro1">
          <table:table-cell office:value-type="string">
            <text:p>question.reservation.title.move</text:p>
          </table:table-cell>
          <table:table-cell office:value-type="string">
            <text:p>Reservierungsverlagerung</text:p>
          </table:table-cell>
          <table:table-cell table:number-columns-repeated="3"/>
        </table:table-row>
        <table:table-row table:style-name="ro1">
          <table:table-cell office:value-type="string">
            <text:p>splash.opening.session</text:p>
          </table:table-cell>
          <table:table-cell office:value-type="string">
            <text:p>Eröffnung der Sitzung…</text:p>
          </table:table-cell>
          <table:table-cell table:number-columns-repeated="3"/>
        </table:table-row>
        <table:table-row table:style-name="ro1">
          <table:table-cell office:value-type="string">
            <text:p>map.legend.reservation</text:p>
          </table:table-cell>
          <table:table-cell office:value-type="string">
            <text:p>Reserviert</text:p>
          </table:table-cell>
          <table:table-cell table:number-columns-repeated="3"/>
        </table:table-row>
        <table:table-row table:style-name="ro1">
          <table:table-cell office:value-type="string">
            <text:p>summary.totalclients</text:p>
          </table:table-cell>
          <table:table-cell office:value-type="string">
            <text:p>Kunden im Hotel:</text:p>
          </table:table-cell>
          <table:table-cell table:number-columns-repeated="3"/>
        </table:table-row>
        <table:table-row table:style-name="ro1">
          <table:table-cell office:value-type="string">
            <text:p>invoice.reservations</text:p>
          </table:table-cell>
          <table:table-cell office:value-type="string">
            <text:p>Kammerbeschäftigung:</text:p>
          </table:table-cell>
          <table:table-cell table:number-columns-repeated="3"/>
        </table:table-row>
        <table:table-row table:style-name="ro1">
          <table:table-cell office:value-type="string">
            <text:p>translation.column.defaultLang</text:p>
          </table:table-cell>
          <table:table-cell office:value-type="string">
            <text:p>Sprachfehler</text:p>
          </table:table-cell>
          <table:table-cell table:number-columns-repeated="3"/>
        </table:table-row>
        <table:table-row table:style-name="ro1">
          <table:table-cell office:value-type="string">
            <text:p>dialog.about.tabdetail.labdiruser</text:p>
          </table:table-cell>
          <table:table-cell office:value-type="string">
            <text:p>Rép. Benutzer:</text:p>
          </table:table-cell>
          <table:table-cell table:number-columns-repeated="3"/>
        </table:table-row>
        <table:table-row table:style-name="ro1">
          <table:table-cell office:value-type="string">
            <text:p>hotel.name</text:p>
          </table:table-cell>
          <table:table-cell office:value-type="string">
            <text:p>Name:</text:p>
          </table:table-cell>
          <table:table-cell table:number-columns-repeated="3"/>
        </table:table-row>
        <table:table-row table:style-name="ro1">
          <table:table-cell office:value-type="string">
            <text:p>translation.column.keyLang</text:p>
          </table:table-cell>
          <table:table-cell office:value-type="string">
            <text:p>Sprachschlüssel</text:p>
          </table:table-cell>
          <table:table-cell table:number-columns-repeated="3"/>
        </table:table-row>
        <table:table-row table:style-name="ro1">
          <table:table-cell office:value-type="string">
            <text:p>invoice.column.datecreated</text:p>
          </table:table-cell>
          <table:table-cell office:value-type="string">
            <text:p>Datum Schaffung</text:p>
          </table:table-cell>
          <table:table-cell table:number-columns-repeated="3"/>
        </table:table-row>
        <table:table-row table:style-name="ro1">
          <table:table-cell office:value-type="string">
            <text:p>article.column.name</text:p>
          </table:table-cell>
          <table:table-cell office:value-type="string">
            <text:p>Beschreibung</text:p>
          </table:table-cell>
          <table:table-cell table:number-columns-repeated="3"/>
        </table:table-row>
        <table:table-row table:style-name="ro1">
          <table:table-cell office:value-type="string">
            <text:p>dialog.reservation.result</text:p>
          </table:table-cell>
          <table:table-cell office:value-type="string">
            <text:p>Forschungsergebnis</text:p>
          </table:table-cell>
          <table:table-cell table:number-columns-repeated="3"/>
        </table:table-row>
        <table:table-row table:style-name="ro1">
          <table:table-cell office:value-type="string">
            <text:p>invoice.search.bydate</text:p>
          </table:table-cell>
          <table:table-cell office:value-type="string">
            <text:p>Durch Datum</text:p>
          </table:table-cell>
          <table:table-cell table:number-columns-repeated="3"/>
        </table:table-row>
        <table:table-row table:style-name="ro1">
          <table:table-cell office:value-type="string">
            <text:p>period.column.fromdate</text:p>
          </table:table-cell>
          <table:table-cell office:value-type="string">
            <text:p>Datum Beginn</text:p>
          </table:table-cell>
          <table:table-cell table:number-columns-repeated="3"/>
        </table:table-row>
        <table:table-row table:style-name="ro1">
          <table:table-cell office:value-type="string">
            <text:p>article.column.price</text:p>
          </table:table-cell>
          <table:table-cell office:value-type="string">
            <text:p>Preis</text:p>
          </table:table-cell>
          <table:table-cell table:number-columns-repeated="3"/>
        </table:table-row>
        <table:table-row table:style-name="ro1">
          <table:table-cell office:value-type="string">
            <text:p>period.column.tariff</text:p>
          </table:table-cell>
          <table:table-cell office:value-type="string">
            <text:p>Tarife</text:p>
          </table:table-cell>
          <table:table-cell table:number-columns-repeated="3"/>
        </table:table-row>
        <table:table-row table:style-name="ro1">
          <table:table-cell office:value-type="string">
            <text:p>dialog.close</text:p>
          </table:table-cell>
          <table:table-cell office:value-type="string">
            <text:p>Schließen</text:p>
          </table:table-cell>
          <table:table-cell table:number-columns-repeated="3"/>
        </table:table-row>
        <table:table-row table:style-name="ro1">
          <table:table-cell office:value-type="string">
            <text:p>comment.datetoday</text:p>
          </table:table-cell>
          <table:table-cell office:value-type="string">
            <text:p>Heute sind wir</text:p>
          </table:table-cell>
          <table:table-cell table:number-columns-repeated="3"/>
        </table:table-row>
        <table:table-row table:style-name="ro1">
          <table:table-cell office:value-type="string">
            <text:p>invoice-item.column.amount</text:p>
          </table:table-cell>
          <table:table-cell office:value-type="string">
            <text:p>Betrag</text:p>
          </table:table-cell>
          <table:table-cell table:number-columns-repeated="3"/>
        </table:table-row>
        <table:table-row table:style-name="ro1">
          <table:table-cell office:value-type="string">
            <text:p>invoice.toolTip-keyboard</text:p>
          </table:table-cell>
          <table:table-cell office:value-type="string">
            <text:p>Erfassen Sie bitte einen Charakter dann &lt;Entrée&gt;</text:p>
          </table:table-cell>
          <table:table-cell table:number-columns-repeated="3"/>
        </table:table-row>
        <table:table-row table:style-name="ro1">
          <table:table-cell office:value-type="string">
            <text:p>dialog.about.tababout.labsupport</text:p>
          </table:table-cell>
          <table:table-cell office:value-type="string">
            <text:p>Träger:</text:p>
          </table:table-cell>
          <table:table-cell table:number-columns-repeated="3"/>
        </table:table-row>
        <table:table-row table:style-name="ro1">
          <table:table-cell office:value-type="string">
            <text:p>article.column.keyb</text:p>
          </table:table-cell>
          <table:table-cell office:value-type="string">
            <text:p>Tastaturanschlag</text:p>
          </table:table-cell>
          <table:table-cell table:number-columns-repeated="3"/>
        </table:table-row>
        <table:table-row table:style-name="ro1">
          <table:table-cell office:value-type="string">
            <text:p>reservation.column.from-date</text:p>
          </table:table-cell>
          <table:table-cell office:value-type="string">
            <text:p>Ankunft</text:p>
          </table:table-cell>
          <table:table-cell table:number-columns-repeated="3"/>
        </table:table-row>
        <table:table-row table:style-name="ro1">
          <table:table-cell office:value-type="string">
            <text:p>translation.column.translateLang</text:p>
          </table:table-cell>
          <table:table-cell office:value-type="string">
            <text:p>Sprachübersetzung</text:p>
          </table:table-cell>
          <table:table-cell table:number-columns-repeated="3"/>
        </table:table-row>
        <table:table-row table:style-name="ro1">
          <table:table-cell office:value-type="string">
            <text:p>dialog.about.tababout.labtranslation</text:p>
          </table:table-cell>
          <table:table-cell office:value-type="string">
            <text:p>Übersetzung:</text:p>
          </table:table-cell>
          <table:table-cell table:number-columns-repeated="3"/>
        </table:table-row>
        <table:table-row table:style-name="ro1">
          <table:table-cell office:value-type="string">
            <text:p>dialog.about.title</text:p>
          </table:table-cell>
          <table:table-cell office:value-type="string">
            <text:p>Gelegen LIGHTeasyGuest 1.01</text:p>
          </table:table-cell>
          <table:table-cell table:number-columns-repeated="3"/>
        </table:table-row>
        <table:table-row table:style-name="ro1">
          <table:table-cell office:value-type="string">
            <text:p>question.reservation.move_arrival</text:p>
          </table:table-cell>
          <table:table-cell office:value-type="string">
            <text:p>Wollen Sie das Ankunftsdatum verschieben?</text:p>
          </table:table-cell>
          <table:table-cell table:number-columns-repeated="3"/>
        </table:table-row>
        <table:table-row table:style-name="ro1">
          <table:table-cell office:value-type="string">
            <text:p>dialog.reservation.ok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room.tooltip.price</text:p>
          </table:table-cell>
          <table:table-cell office:value-type="string">
            <text:p>Preis: {0}</text:p>
          </table:table-cell>
          <table:table-cell table:number-columns-repeated="3"/>
        </table:table-row>
        <table:table-row table:style-name="ro1">
          <table:table-cell office:value-type="string">
            <text:p>month.9</text:p>
          </table:table-cell>
          <table:table-cell office:value-type="string">
            <text:p>Oktober</text:p>
          </table:table-cell>
          <table:table-cell table:number-columns-repeated="3"/>
        </table:table-row>
        <table:table-row table:style-name="ro1">
          <table:table-cell office:value-type="string">
            <text:p>month.8</text:p>
          </table:table-cell>
          <table:table-cell office:value-type="string">
            <text:p>September</text:p>
          </table:table-cell>
          <table:table-cell table:number-columns-repeated="3"/>
        </table:table-row>
        <table:table-row table:style-name="ro1">
          <table:table-cell office:value-type="string">
            <text:p>menu.insert</text:p>
          </table:table-cell>
          <table:table-cell office:value-type="string">
            <text:p>Einfügen</text:p>
          </table:table-cell>
          <table:table-cell table:number-columns-repeated="3"/>
        </table:table-row>
        <table:table-row table:style-name="ro1">
          <table:table-cell office:value-type="string">
            <text:p>month.7</text:p>
          </table:table-cell>
          <table:table-cell office:value-type="string">
            <text:p>August</text:p>
          </table:table-cell>
          <table:table-cell table:number-columns-repeated="3"/>
        </table:table-row>
        <table:table-row table:style-name="ro1">
          <table:table-cell office:value-type="string">
            <text:p>month.6</text:p>
          </table:table-cell>
          <table:table-cell office:value-type="string">
            <text:p>Juli</text:p>
          </table:table-cell>
          <table:table-cell table:number-columns-repeated="3"/>
        </table:table-row>
        <table:table-row table:style-name="ro1">
          <table:table-cell office:value-type="string">
            <text:p>summary.date-format</text:p>
          </table:table-cell>
          <table:table-cell office:value-type="string">
            <text:p>EEEE d MMMM yyyy</text:p>
          </table:table-cell>
          <table:table-cell table:number-columns-repeated="3"/>
        </table:table-row>
        <table:table-row table:style-name="ro1">
          <table:table-cell office:value-type="string">
            <text:p>month.5</text:p>
          </table:table-cell>
          <table:table-cell office:value-type="string">
            <text:p>Juni</text:p>
          </table:table-cell>
          <table:table-cell table:number-columns-repeated="3"/>
        </table:table-row>
        <table:table-row table:style-name="ro1">
          <table:table-cell office:value-type="string">
            <text:p>month.4</text:p>
          </table:table-cell>
          <table:table-cell office:value-type="string">
            <text:p>Mai</text:p>
          </table:table-cell>
          <table:table-cell table:number-columns-repeated="3"/>
        </table:table-row>
        <table:table-row table:style-name="ro1">
          <table:table-cell office:value-type="string">
            <text:p>month.3</text:p>
          </table:table-cell>
          <table:table-cell office:value-type="string">
            <text:p>April</text:p>
          </table:table-cell>
          <table:table-cell table:number-columns-repeated="3"/>
        </table:table-row>
        <table:table-row table:style-name="ro1">
          <table:table-cell office:value-type="string">
            <text:p>month.2</text:p>
          </table:table-cell>
          <table:table-cell office:value-type="string">
            <text:p>März</text:p>
          </table:table-cell>
          <table:table-cell table:number-columns-repeated="3"/>
        </table:table-row>
        <table:table-row table:style-name="ro1">
          <table:table-cell office:value-type="string">
            <text:p>hotel.address</text:p>
          </table:table-cell>
          <table:table-cell office:value-type="string">
            <text:p>Adresse:</text:p>
          </table:table-cell>
          <table:table-cell table:number-columns-repeated="3"/>
        </table:table-row>
        <table:table-row table:style-name="ro1">
          <table:table-cell office:value-type="string">
            <text:p>month.1</text:p>
          </table:table-cell>
          <table:table-cell office:value-type="string">
            <text:p>Februar</text:p>
          </table:table-cell>
          <table:table-cell table:number-columns-repeated="3"/>
        </table:table-row>
        <table:table-row table:style-name="ro1">
          <table:table-cell office:value-type="string">
            <text:p>month.0</text:p>
          </table:table-cell>
          <table:table-cell office:value-type="string">
            <text:p>Januar</text:p>
          </table:table-cell>
          <table:table-cell table:number-columns-repeated="3"/>
        </table:table-row>
        <table:table-row table:style-name="ro1">
          <table:table-cell office:value-type="string">
            <text:p>article.column.code</text:p>
          </table:table-cell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month.11</text:p>
          </table:table-cell>
          <table:table-cell office:value-type="string">
            <text:p>Dezember</text:p>
          </table:table-cell>
          <table:table-cell table:number-columns-repeated="3"/>
        </table:table-row>
        <table:table-row table:style-name="ro1">
          <table:table-cell office:value-type="string">
            <text:p>summary.occupancyratio</text:p>
          </table:table-cell>
          <table:table-cell office:value-type="string">
            <text:p>Prozentuale Belegung:</text:p>
          </table:table-cell>
          <table:table-cell table:number-columns-repeated="3"/>
        </table:table-row>
        <table:table-row table:style-name="ro1">
          <table:table-cell office:value-type="string">
            <text:p>month.10</text:p>
          </table:table-cell>
          <table:table-cell office:value-type="string">
            <text:p>November</text:p>
          </table:table-cell>
          <table:table-cell table:number-columns-repeated="3"/>
        </table:table-row>
        <table:table-row table:style-name="ro1">
          <table:table-cell office:value-type="string">
            <text:p>menu.help.content</text:p>
          </table:table-cell>
          <table:table-cell office:value-type="string">
            <text:p>Inhalt</text:p>
          </table:table-cell>
          <table:table-cell table:number-columns-repeated="3"/>
        </table:table-row>
        <table:table-row table:style-name="ro1">
          <table:table-cell office:value-type="string">
            <text:p>map.combobox.calendar.month</text:p>
          </table:table-cell>
          <table:table-cell office:value-type="string">
            <text:p>Monat (click und auszuwählen)</text:p>
          </table:table-cell>
          <table:table-cell table:number-columns-repeated="3"/>
        </table:table-row>
        <table:table-row table:style-name="ro1">
          <table:table-cell office:value-type="string">
            <text:p>invoice.label-keyboard</text:p>
          </table:table-cell>
          <table:table-cell office:value-type="string">
            <text:p>Schlüssel Artikel:</text:p>
          </table:table-cell>
          <table:table-cell table:number-columns-repeated="3"/>
        </table:table-row>
        <table:table-row table:style-name="ro1">
          <table:table-cell office:value-type="string">
            <text:p>dialog.about.tabdetail.labvendor</text:p>
          </table:table-cell>
          <table:table-cell office:value-type="string">
            <text:p>Verkäufer:</text:p>
          </table:table-cell>
          <table:table-cell table:number-columns-repeated="3"/>
        </table:table-row>
        <table:table-row table:style-name="ro1">
          <table:table-cell office:value-type="string">
            <text:p>articles.dialog.categories</text:p>
          </table:table-cell>
          <table:table-cell office:value-type="string">
            <text:p>Kategorien:</text:p>
          </table:table-cell>
          <table:table-cell table:number-columns-repeated="3"/>
        </table:table-row>
        <table:table-row table:style-name="ro1">
          <table:table-cell office:value-type="string">
            <text:p>dialog.about.tabdetail.labdirinstall</text:p>
          </table:table-cell>
          <table:table-cell office:value-type="string">
            <text:p>Rép. von Einrichtung:</text:p>
          </table:table-cell>
          <table:table-cell table:number-columns-repeated="3"/>
        </table:table-row>
        <table:table-row table:style-name="ro1">
          <table:table-cell office:value-type="string">
            <text:p>search.label.id</text:p>
          </table:table-cell>
          <table:table-cell office:value-type="string">
            <text:p>Nummer:</text:p>
          </table:table-cell>
          <table:table-cell table:number-columns-repeated="3"/>
        </table:table-row>
        <table:table-row table:style-name="ro1">
          <table:table-cell office:value-type="string">
            <text:p>map.button.calendar.backday</text:p>
          </table:table-cell>
          <table:table-cell office:value-type="string">
            <text:p>Vorhergehender Tag</text:p>
          </table:table-cell>
          <table:table-cell table:number-columns-repeated="3"/>
        </table:table-row>
        <table:table-row table:style-name="ro2">
          <table:table-cell office:value-type="string">
            <text:p>invoice.id</text:p>
          </table:table-cell>
          <table:table-cell office:value-type="string">
            <text:p>N° von Rechnung:</text:p>
          </table:table-cell>
          <table:table-cell table:number-columns-repeated="3"/>
        </table:table-row>
        <table:table-row table:style-name="ro1">
          <table:table-cell office:value-type="string">
            <text:p>splash.loading.localization</text:p>
          </table:table-cell>
          <table:table-cell office:value-type="string">
            <text:p>Ladung der Lokalisierung</text:p>
          </table:table-cell>
          <table:table-cell table:number-columns-repeated="3"/>
        </table:table-row>
        <table:table-row table:style-name="ro1">
          <table:table-cell office:value-type="string">
            <text:p>color.orange</text:p>
          </table:table-cell>
          <table:table-cell office:value-type="string">
            <text:p>Apfelsine</text:p>
          </table:table-cell>
          <table:table-cell table:number-columns-repeated="3"/>
        </table:table-row>
        <table:table-row table:style-name="ro1">
          <table:table-cell office:value-type="string">
            <text:p>splash.initializing.mainWindow</text:p>
          </table:table-cell>
          <table:table-cell office:value-type="string">
            <text:p>Initialisieren des Hauptfensters</text:p>
          </table:table-cell>
          <table:table-cell table:number-columns-repeated="3"/>
        </table:table-row>
        <table:table-row table:style-name="ro1">
          <table:table-cell office:value-type="string">
            <text:p>menu.file.preview</text:p>
          </table:table-cell>
          <table:table-cell office:value-type="string">
            <text:p>Prévisualisation…</text:p>
          </table:table-cell>
          <table:table-cell table:number-columns-repeated="3"/>
        </table:table-row>
        <table:table-row table:style-name="ro1">
          <table:table-cell office:value-type="string">
            <text:p>invoice.tab.general</text:p>
          </table:table-cell>
          <table:table-cell office:value-type="string">
            <text:p>Allgemeine Anmerkungen</text:p>
          </table:table-cell>
          <table:table-cell table:number-columns-repeated="3"/>
        </table:table-row>
        <table:table-row table:style-name="ro1">
          <table:table-cell office:value-type="string">
            <text:p>hotel.email-web</text:p>
          </table:table-cell>
          <table:table-cell office:value-type="string">
            <text:p>Courriel | Web:</text:p>
          </table:table-cell>
          <table:table-cell table:number-columns-repeated="3"/>
        </table:table-row>
        <table:table-row table:style-name="ro1">
          <table:table-cell office:value-type="string">
            <text:p>color.blue</text:p>
          </table:table-cell>
          <table:table-cell office:value-type="string">
            <text:p>Blau</text:p>
          </table:table-cell>
          <table:table-cell table:number-columns-repeated="3"/>
        </table:table-row>
        <table:table-row table:style-name="ro1">
          <table:table-cell office:value-type="string">
            <text:p>question.reservation.title.move-date</text:p>
          </table:table-cell>
          <table:table-cell office:value-type="string">
            <text:p>Verlagerung von Datum</text:p>
          </table:table-cell>
          <table:table-cell table:number-columns-repeated="3"/>
        </table:table-row>
        <table:table-row table:style-name="ro1">
          <table:table-cell office:value-type="string">
            <text:p>invoice.status.open</text:p>
          </table:table-cell>
          <table:table-cell office:value-type="string">
            <text:p>In Kurs</text:p>
          </table:table-cell>
          <table:table-cell table:number-columns-repeated="3"/>
        </table:table-row>
        <table:table-row table:style-name="ro1">
          <table:table-cell office:value-type="string">
            <text:p>dialog.about.tababout.addressIt</text:p>
          </table:table-cell>
          <table:table-cell office:value-type="string">
            <text:p>R. Picchiottino via Don Bougeat 14 - 11017 Morgex - IT</text:p>
          </table:table-cell>
          <table:table-cell table:number-columns-repeated="3"/>
        </table:table-row>
        <table:table-row table:style-name="ro1">
          <table:table-cell office:value-type="string">
            <text:p>dialog.about.tababout.addressCh</text:p>
          </table:table-cell>
          <table:table-cell office:value-type="string">
            <text:p>M. Perry Rue de la Dranse 16 - 1920 Martigny - CH</text:p>
          </table:table-cell>
          <table:table-cell table:number-columns-repeated="3"/>
        </table:table-row>
        <table:table-row table:style-name="ro1">
          <table:table-cell office:value-type="string">
            <text:p>dialog.about.tabdetail.labvm</text:p>
          </table:table-cell>
          <table:table-cell office:value-type="string">
            <text:p>VM:</text:p>
          </table:table-cell>
          <table:table-cell table:number-columns-repeated="3"/>
        </table:table-row>
        <table:table-row table:style-name="ro1">
          <table:table-cell office:value-type="string">
            <text:p>header.upper_left_corner.daymonth</text:p>
          </table:table-cell>
          <table:table-cell office:value-type="string">
            <text:p>Tag des Monats</text:p>
          </table:table-cell>
          <table:table-cell table:number-columns-repeated="3"/>
        </table:table-row>
        <table:table-row table:style-name="ro1">
          <table:table-cell office:value-type="string">
            <text:p>dialog.about.tababout.addressFr</text:p>
          </table:table-cell>
          <table:table-cell office:value-type="string">
            <text:p>D. Trimaille, 11 Rue dEcole - 25480 Miserey Salines - FR</text:p>
          </table:table-cell>
          <table:table-cell table:number-columns-repeated="3"/>
        </table:table-row>
        <table:table-row table:style-name="ro1">
          <table:table-cell office:value-type="string">
            <text:p>error.baddate</text:p>
          </table:table-cell>
          <table:table-cell office:value-type="string">
            <text:p>Schlechtes Format von Datum</text:p>
          </table:table-cell>
          <table:table-cell table:number-columns-repeated="3"/>
        </table:table-row>
        <table:table-row table:style-name="ro1">
          <table:table-cell office:value-type="string">
            <text:p>reservation.date-min-max</text:p>
          </table:table-cell>
          <table:table-cell office:value-type="string">
            <text:p>Ankunftsdatum | Abreise:</text:p>
          </table:table-cell>
          <table:table-cell table:number-columns-repeated="3"/>
        </table:table-row>
        <table:table-row table:style-name="ro1">
          <table:table-cell office:value-type="string">
            <text:p>menu.file.pagesetup</text:p>
          </table:table-cell>
          <table:table-cell office:value-type="string">
            <text:p>Umbruch…</text:p>
          </table:table-cell>
          <table:table-cell table:number-columns-repeated="3"/>
        </table:table-row>
        <table:table-row table:style-name="ro1">
          <table:table-cell office:value-type="string">
            <text:p>map.button.calendar.nextday</text:p>
          </table:table-cell>
          <table:table-cell office:value-type="string">
            <text:p>Folgender Tag</text:p>
          </table:table-cell>
          <table:table-cell table:number-columns-repeated="3"/>
        </table:table-row>
        <table:table-row table:style-name="ro1">
          <table:table-cell office:value-type="string">
            <text:p>roomtype.column.elements</text:p>
          </table:table-cell>
          <table:table-cell office:value-type="string">
            <text:p>Elemente</text:p>
          </table:table-cell>
          <table:table-cell table:number-columns-repeated="3"/>
        </table:table-row>
        <table:table-row table:style-name="ro1">
          <table:table-cell office:value-type="string">
            <text:p>invoice.tab.content</text:p>
          </table:table-cell>
          <table:table-cell office:value-type="string">
            <text:p>Abrechnung</text:p>
          </table:table-cell>
          <table:table-cell table:number-columns-repeated="3"/>
        </table:table-row>
        <table:table-row table:style-name="ro1">
          <table:table-cell office:value-type="string">
            <text:p>menu.config</text:p>
          </table:table-cell>
          <table:table-cell office:value-type="string">
            <text:p>Konfiguration</text:p>
          </table:table-cell>
          <table:table-cell table:number-columns-repeated="3"/>
        </table:table-row>
        <table:table-row table:style-name="ro1">
          <table:table-cell office:value-type="string">
            <text:p>main.tab.map</text:p>
          </table:table-cell>
          <table:table-cell office:value-type="string">
            <text:p>Beschäftigungsplan</text:p>
          </table:table-cell>
          <table:table-cell table:number-columns-repeated="3"/>
        </table:table-row>
        <table:table-row table:style-name="ro1">
          <table:table-cell office:value-type="string">
            <text:p>map.legend.annulment</text:p>
          </table:table-cell>
          <table:table-cell office:value-type="string">
            <text:p>Annulliert</text:p>
          </table:table-cell>
          <table:table-cell table:number-columns-repeated="3"/>
        </table:table-row>
        <table:table-row table:style-name="ro1">
          <table:table-cell office:value-type="string">
            <text:p>invoice.phone-mobile</text:p>
          </table:table-cell>
          <table:table-cell office:value-type="string">
            <text:p>Telephon | Mobile:</text:p>
          </table:table-cell>
          <table:table-cell table:number-columns-repeated="3"/>
        </table:table-row>
        <table:table-row table:style-name="ro1">
          <table:table-cell office:value-type="string">
            <text:p>summary.tomorrow</text:p>
          </table:table-cell>
          <table:table-cell office:value-type="string">
            <text:p>Morgen</text:p>
          </table:table-cell>
          <table:table-cell table:number-columns-repeated="3"/>
        </table:table-row>
        <table:table-row table:style-name="ro1">
          <table:table-cell office:value-type="string">
            <text:p>dialog.about.tababout.emailIt</text:p>
          </table:table-cell>
          <table:table-cell office:value-type="string">
            <text:p>Roberto Picchiottino &lt;picchio@mbtlc.it&gt;</text:p>
          </table:table-cell>
          <table:table-cell table:number-columns-repeated="3"/>
        </table:table-row>
        <table:table-row table:style-name="ro1">
          <table:table-cell office:value-type="string">
            <text:p>dialog.about.tabdetail.labversion</text:p>
          </table:table-cell>
          <table:table-cell office:value-type="string">
            <text:p>Produktversion:</text:p>
          </table:table-cell>
          <table:table-cell table:number-columns-repeated="3"/>
        </table:table-row>
        <table:table-row table:style-name="ro1">
          <table:table-cell office:value-type="string">
            <text:p>dialog.about.tababout.emailCh</text:p>
          </table:table-cell>
          <table:table-cell office:value-type="string">
            <text:p>Maurice Perry &lt;maurice@perry.ch&gt;</text:p>
          </table:table-cell>
          <table:table-cell table:number-columns-repeated="3"/>
        </table:table-row>
        <table:table-row table:style-name="ro1">
          <table:table-cell office:value-type="string">
            <text:p>translation.dialog.title</text:p>
          </table:table-cell>
          <table:table-cell office:value-type="string">
            <text:p>Übersetzung</text:p>
          </table:table-cell>
          <table:table-cell table:number-columns-repeated="3"/>
        </table:table-row>
        <table:table-row table:style-name="ro1">
          <table:table-cell office:value-type="string">
            <text:p>dialog.about.tababout.emailFr</text:p>
          </table:table-cell>
          <table:table-cell office:value-type="string">
            <text:p>Denimedia - Denis Trimaille &lt;denimedia@free.fr&gt;</text:p>
          </table:table-cell>
          <table:table-cell table:number-columns-repeated="3"/>
        </table:table-row>
        <table:table-row table:style-name="ro1">
          <table:table-cell office:value-type="string">
            <text:p>question.reservation.move_bar</text:p>
          </table:table-cell>
          <table:table-cell office:value-type="string">
            <text:p>Wollen Sie die Reservierungsstange verschieben?</text:p>
          </table:table-cell>
          <table:table-cell table:number-columns-repeated="3"/>
        </table:table-row>
        <table:table-row table:style-name="ro1">
          <table:table-cell office:value-type="string">
            <text:p>color.green</text:p>
          </table:table-cell>
          <table:table-cell office:value-type="string">
            <text:p>Grün</text:p>
          </table:table-cell>
          <table:table-cell table:number-columns-repeated="3"/>
        </table:table-row>
        <table:table-row table:style-name="ro1">
          <table:table-cell office:value-type="string">
            <text:p>dialog.about.tabdetail.labjava</text:p>
          </table:table-cell>
          <table:table-cell office:value-type="string">
            <text:p>Java:</text:p>
          </table:table-cell>
          <table:table-cell table:number-columns-repeated="3"/>
        </table:table-row>
        <table:table-row table:style-name="ro1">
          <table:table-cell office:value-type="string">
            <text:p>category.name</text:p>
          </table:table-cell>
          <table:table-cell office:value-type="string">
            <text:p>Name:</text:p>
          </table:table-cell>
          <table:table-cell table:number-columns-repeated="3"/>
        </table:table-row>
        <table:table-row table:style-name="ro1">
          <table:table-cell office:value-type="string">
            <text:p>invoice-item.column.quantity</text:p>
          </table:table-cell>
          <table:table-cell office:value-type="string">
            <text:p>Quantität</text:p>
          </table:table-cell>
          <table:table-cell table:number-columns-repeated="3"/>
        </table:table-row>
        <table:table-row table:style-name="ro1">
          <table:table-cell office:value-type="string">
            <text:p>dialog.reservation.result.0</text:p>
          </table:table-cell>
          <table:table-cell office:value-type="string">
            <text:p>Kein gefundener Kunde.</text:p>
          </table:table-cell>
          <table:table-cell table:number-columns-repeated="3"/>
        </table:table-row>
        <table:table-row table:style-name="ro1">
          <table:table-cell office:value-type="string">
            <text:p>color.gray</text:p>
          </table:table-cell>
          <table:table-cell office:value-type="string">
            <text:p>Grau</text:p>
          </table:table-cell>
          <table:table-cell table:number-columns-repeated="3"/>
        </table:table-row>
        <table:table-row table:style-name="ro1">
          <table:table-cell office:value-type="string">
            <text:p>splash.loading.config</text:p>
          </table:table-cell>
          <table:table-cell office:value-type="string">
            <text:p>Ladung der Konfiguration…</text:p>
          </table:table-cell>
          <table:table-cell table:number-columns-repeated="3"/>
        </table:table-row>
        <table:table-row table:style-name="ro1">
          <table:table-cell office:value-type="string">
            <text:p>error.reservation.validation</text:p>
          </table:table-cell>
          <table:table-cell office:value-type="string">
            <text:p>Es gibt einen Fehler im formattage Ihrer Angaben. Prüfen Sie bitte</text:p>
          </table:table-cell>
          <table:table-cell table:number-columns-repeated="3"/>
        </table:table-row>
        <table:table-row table:style-name="ro1">
          <table:table-cell office:value-type="string">
            <text:p>dialog.about.tabdetail</text:p>
          </table:table-cell>
          <table:table-cell office:value-type="string">
            <text:p>Einzelheit</text:p>
          </table:table-cell>
          <table:table-cell table:number-columns-repeated="3"/>
        </table:table-row>
        <table:table-row table:style-name="ro1">
          <table:table-cell office:value-type="string">
            <text:p>dialog.about.tababout.phoneIt</text:p>
          </table:table-cell>
          <table:table-cell office:value-type="string">
            <text:p>Telephon IT +39.0165846873</text:p>
          </table:table-cell>
          <table:table-cell table:number-columns-repeated="3"/>
        </table:table-row>
        <table:table-row table:style-name="ro1">
          <table:table-cell office:value-type="string">
            <text:p>dialog.about.tabdetail.info</text:p>
          </table:table-cell>
          <table:table-cell office:value-type="string">
            <text:p>Information über das Produkt LIGHTeasyGuest 1.01</text:p>
          </table:table-cell>
          <table:table-cell table:number-columns-repeated="3"/>
        </table:table-row>
        <table:table-row table:style-name="ro1">
          <table:table-cell office:value-type="string">
            <text:p>hotel.phone-fax</text:p>
          </table:table-cell>
          <table:table-cell office:value-type="string">
            <text:p>Telephon | Telekopie:</text:p>
          </table:table-cell>
          <table:table-cell table:number-columns-repeated="3"/>
        </table:table-row>
        <table:table-row table:style-name="ro1">
          <table:table-cell office:value-type="string">
            <text:p>dialog.about.tababout.phoneCh</text:p>
          </table:table-cell>
          <table:table-cell office:value-type="string">
            <text:p>Telephon CH +41.796279772</text:p>
          </table:table-cell>
          <table:table-cell table:number-columns-repeated="3"/>
        </table:table-row>
        <table:table-row table:style-name="ro1">
          <table:table-cell office:value-type="string">
            <text:p>dialog.about.tababout.phoneFr</text:p>
          </table:table-cell>
          <table:table-cell office:value-type="string">
            <text:p>Telephon FR +33.661167726</text:p>
          </table:table-cell>
          <table:table-cell table:number-columns-repeated="3"/>
        </table:table-row>
        <table:table-row table:style-name="ro1">
          <table:table-cell office:value-type="string">
            <text:p>invoice.search-label</text:p>
          </table:table-cell>
          <table:table-cell office:value-type="string">
            <text:p>Kundenforschung:</text:p>
          </table:table-cell>
          <table:table-cell table:number-columns-repeated="3"/>
        </table:table-row>
        <table:table-row table:style-name="ro1">
          <table:table-cell office:value-type="string">
            <text:p>invoice.status.payed</text:p>
          </table:table-cell>
          <table:table-cell office:value-type="string">
            <text:p>Gezahlt</text:p>
          </table:table-cell>
          <table:table-cell table:number-columns-repeated="3"/>
        </table:table-row>
        <table:table-row table:style-name="ro1">
          <table:table-cell office:value-type="string">
            <text:p>button.ok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day-of-week.7</text:p>
          </table:table-cell>
          <table:table-cell office:value-type="string">
            <text:p>Samstag</text:p>
          </table:table-cell>
          <table:table-cell table:number-columns-repeated="3"/>
        </table:table-row>
        <table:table-row table:style-name="ro1">
          <table:table-cell office:value-type="string">
            <text:p>day-of-week.6</text:p>
          </table:table-cell>
          <table:table-cell office:value-type="string">
            <text:p>Freitag</text:p>
          </table:table-cell>
          <table:table-cell table:number-columns-repeated="3"/>
        </table:table-row>
        <table:table-row table:style-name="ro1">
          <table:table-cell office:value-type="string">
            <text:p>day-of-week.5</text:p>
          </table:table-cell>
          <table:table-cell office:value-type="string">
            <text:p>Donnerstag</text:p>
          </table:table-cell>
          <table:table-cell table:number-columns-repeated="3"/>
        </table:table-row>
        <table:table-row table:style-name="ro1">
          <table:table-cell office:value-type="string">
            <text:p>day-of-week.4</text:p>
          </table:table-cell>
          <table:table-cell office:value-type="string">
            <text:p>Mittwoch</text:p>
          </table:table-cell>
          <table:table-cell table:number-columns-repeated="3"/>
        </table:table-row>
        <table:table-row table:style-name="ro1">
          <table:table-cell office:value-type="string">
            <text:p>tariff.dialog.title</text:p>
          </table:table-cell>
          <table:table-cell office:value-type="string">
            <text:p>Konfiguration der Tarife und der Perioden</text:p>
          </table:table-cell>
          <table:table-cell table:number-columns-repeated="3"/>
        </table:table-row>
        <table:table-row table:style-name="ro1">
          <table:table-cell office:value-type="string">
            <text:p>day-of-week.3</text:p>
          </table:table-cell>
          <table:table-cell office:value-type="string">
            <text:p>Dienstag</text:p>
          </table:table-cell>
          <table:table-cell table:number-columns-repeated="3"/>
        </table:table-row>
        <table:table-row table:style-name="ro1">
          <table:table-cell office:value-type="string">
            <text:p>day-of-week.2</text:p>
          </table:table-cell>
          <table:table-cell office:value-type="string">
            <text:p>Montag</text:p>
          </table:table-cell>
          <table:table-cell table:number-columns-repeated="3"/>
        </table:table-row>
        <table:table-row table:style-name="ro1">
          <table:table-cell office:value-type="string">
            <text:p>day-of-week.1</text:p>
          </table:table-cell>
          <table:table-cell office:value-type="string">
            <text:p>Sonntag</text:p>
          </table:table-cell>
          <table:table-cell table:number-columns-repeated="3"/>
        </table:table-row>
        <table:table-row table:style-name="ro1">
          <table:table-cell office:value-type="string">
            <text:p>menu.help.about</text:p>
          </table:table-cell>
          <table:table-cell office:value-type="string">
            <text:p>Gelegen</text:p>
          </table:table-cell>
          <table:table-cell table:number-columns-repeated="3"/>
        </table:table-row>
        <table:table-row table:style-name="ro1">
          <table:table-cell office:value-type="string">
            <text:p>dialog.reservation.email</text:p>
          </table:table-cell>
          <table:table-cell office:value-type="string">
            <text:p>E-mail</text:p>
          </table:table-cell>
          <table:table-cell table:number-columns-repeated="3"/>
        </table:table-row>
        <table:table-row table:style-name="ro1">
          <table:table-cell office:value-type="string">
            <text:p>dialog.about.tababout</text:p>
          </table:table-cell>
          <table:table-cell office:value-type="string">
            <text:p>Gelegen</text:p>
          </table:table-cell>
          <table:table-cell table:number-columns-repeated="3"/>
        </table:table-row>
        <table:table-row table:style-name="ro1">
          <table:table-cell office:value-type="string">
            <text:p>common.cancel</text:p>
          </table:table-cell>
          <table:table-cell office:value-type="string">
            <text:p>Annullieren</text:p>
          </table:table-cell>
          <table:table-cell table:number-columns-repeated="3"/>
        </table:table-row>
        <table:table-row table:style-name="ro1">
          <table:table-cell office:value-type="string">
            <text:p>main.tab.hotel</text:p>
          </table:table-cell>
          <table:table-cell office:value-type="string">
            <text:p>Hotel</text:p>
          </table:table-cell>
          <table:table-cell table:number-columns-repeated="3"/>
        </table:table-row>
        <table:table-row table:style-name="ro1">
          <table:table-cell office:value-type="string">
            <text:p>main.rubric.6</text:p>
          </table:table-cell>
          <table:table-cell office:value-type="string">
            <text:p>Hotel</text:p>
          </table:table-cell>
          <table:table-cell table:number-columns-repeated="3"/>
        </table:table-row>
        <table:table-row table:style-name="ro1">
          <table:table-cell office:value-type="string">
            <text:p>main.rubric.5</text:p>
          </table:table-cell>
          <table:table-cell office:value-type="string">
            <text:p>Artikel</text:p>
          </table:table-cell>
          <table:table-cell table:number-columns-repeated="3"/>
        </table:table-row>
        <table:table-row table:style-name="ro1">
          <table:table-cell office:value-type="string">
            <text:p>map.button.calendar.nextmonth</text:p>
          </table:table-cell>
          <table:table-cell office:value-type="string">
            <text:p>Folgender Monat</text:p>
          </table:table-cell>
          <table:table-cell table:number-columns-repeated="3"/>
        </table:table-row>
        <table:table-row table:style-name="ro1">
          <table:table-cell office:value-type="string">
            <text:p>invoice.status</text:p>
          </table:table-cell>
          <table:table-cell office:value-type="string">
            <text:p>Stand der Rechnung:</text:p>
          </table:table-cell>
          <table:table-cell table:number-columns-repeated="3"/>
        </table:table-row>
        <table:table-row table:style-name="ro1">
          <table:table-cell office:value-type="string">
            <text:p>main.rubric.4</text:p>
          </table:table-cell>
          <table:table-cell office:value-type="string">
            <text:p>Kammern</text:p>
          </table:table-cell>
          <table:table-cell table:number-columns-repeated="3"/>
        </table:table-row>
        <table:table-row table:style-name="ro1">
          <table:table-cell office:value-type="string">
            <text:p>hotel.state-country</text:p>
          </table:table-cell>
          <table:table-cell office:value-type="string">
            <text:p>Departement | Land: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main.rubric.3</text:p>
          </table:table-cell>
          <table:table-cell office:value-type="string">
            <text:p>Kammern</text:p>
          </table:table-cell>
          <table:table-cell table:number-columns-repeated="3"/>
        </table:table-row>
        <table:table-row table:style-name="ro1">
          <table:table-cell office:value-type="string">
            <text:p>main.rubric.2</text:p>
          </table:table-cell>
          <table:table-cell office:value-type="string">
            <text:p>Rechnungen</text:p>
          </table:table-cell>
          <table:table-cell table:number-columns-repeated="3"/>
        </table:table-row>
        <table:table-row table:style-name="ro1">
          <table:table-cell office:value-type="string">
            <text:p>main.rubric.1</text:p>
          </table:table-cell>
          <table:table-cell office:value-type="string">
            <text:p>Reservierung</text:p>
          </table:table-cell>
          <table:table-cell table:number-columns-repeated="3"/>
        </table:table-row>
        <table:table-row table:style-name="ro1">
          <table:table-cell office:value-type="string">
            <text:p>main.rubric.0</text:p>
          </table:table-cell>
          <table:table-cell office:value-type="string">
            <text:p>Zusammenfassung</text:p>
          </table:table-cell>
          <table:table-cell table:number-columns-repeated="3"/>
        </table:table-row>
        <table:table-row table:style-name="ro1">
          <table:table-cell office:value-type="string">
            <text:p>menu.config.articles</text:p>
          </table:table-cell>
          <table:table-cell office:value-type="string">
            <text:p>Artikel…</text:p>
          </table:table-cell>
          <table:table-cell table:number-columns-repeated="3"/>
        </table:table-row>
        <table:table-row table:style-name="ro1">
          <table:table-cell office:value-type="string">
            <text:p>dialog.about.tababout.programauthors</text:p>
          </table:table-cell>
          <table:table-cell office:value-type="string">
            <text:p>Denis Trimaille - Maurice Perry</text:p>
          </table:table-cell>
          <table:table-cell table:number-columns-repeated="3"/>
        </table:table-row>
        <table:table-row table:style-name="ro1">
          <table:table-cell office:value-type="string">
            <text:p>dialog.reservation.occupied.message</text:p>
          </table:table-cell>
          <table:table-cell office:value-type="string">
            <text:p>Die Kammer besetzen?</text:p>
          </table:table-cell>
          <table:table-cell table:number-columns-repeated="3"/>
        </table:table-row>
        <table:table-row table:style-name="ro1">
          <table:table-cell office:value-type="string">
            <text:p>category.code</text:p>
          </table:table-cell>
          <table:table-cell office:value-type="string">
            <text:p>Code:</text:p>
          </table:table-cell>
          <table:table-cell table:number-columns-repeated="3"/>
        </table:table-row>
        <table:table-row table:style-name="ro1">
          <table:table-cell office:value-type="string">
            <text:p>room.tooltip.type</text:p>
          </table:table-cell>
          <table:table-cell office:value-type="string">
            <text:p>Typ: {0}</text:p>
          </table:table-cell>
          <table:table-cell table:number-columns-repeated="3"/>
        </table:table-row>
        <table:table-row table:style-name="ro1">
          <table:table-cell office:value-type="string">
            <text:p>invoice.search.firstname-lastname</text:p>
          </table:table-cell>
          <table:table-cell office:value-type="string">
            <text:p>Vorname | Name:</text:p>
          </table:table-cell>
          <table:table-cell table:number-columns-repeated="3"/>
        </table:table-row>
        <table:table-row table:style-name="ro1">
          <table:table-cell office:value-type="string">
            <text:p>reservation.status.reserved</text:p>
          </table:table-cell>
          <table:table-cell office:value-type="string">
            <text:p>Reserviert</text:p>
          </table:table-cell>
          <table:table-cell table:number-columns-repeated="3"/>
        </table:table-row>
        <table:table-row table:style-name="ro1">
          <table:table-cell office:value-type="string">
            <text:p>period.column.todate</text:p>
          </table:table-cell>
          <table:table-cell office:value-type="string">
            <text:p>Datum fein</text:p>
          </table:table-cell>
          <table:table-cell table:number-columns-repeated="3"/>
        </table:table-row>
        <table:table-row table:style-name="ro1">
          <table:table-cell office:value-type="string">
            <text:p>header.upper_left_corner.month_year</text:p>
          </table:table-cell>
          <table:table-cell office:value-type="string">
            <text:p>Monat | Jahr</text:p>
          </table:table-cell>
          <table:table-cell table:number-columns-repeated="3"/>
        </table:table-row>
        <table:table-row table:style-name="ro1">
          <table:table-cell office:value-type="string">
            <text:p>invoice.search.name</text:p>
          </table:table-cell>
          <table:table-cell office:value-type="string">
            <text:p>Vorname | Name:</text:p>
          </table:table-cell>
          <table:table-cell table:number-columns-repeated="3"/>
        </table:table-row>
        <table:table-row table:style-name="ro1">
          <table:table-cell office:value-type="string">
            <text:p>common.category</text:p>
          </table:table-cell>
          <table:table-cell office:value-type="string">
            <text:p>Kategorie</text:p>
          </table:table-cell>
          <table:table-cell table:number-columns-repeated="3"/>
        </table:table-row>
        <table:table-row table:style-name="ro1">
          <table:table-cell office:value-type="string">
            <text:p>dialog.reservation.titleperson.3</text:p>
          </table:table-cell>
          <table:table-cell office:value-type="string">
            <text:p>Herr</text:p>
          </table:table-cell>
          <table:table-cell table:number-columns-repeated="3"/>
        </table:table-row>
        <table:table-row table:style-name="ro1">
          <table:table-cell office:value-type="string">
            <text:p>dialog.reservation.titleperson.2</text:p>
          </table:table-cell>
          <table:table-cell office:value-type="string">
            <text:p>Frau</text:p>
          </table:table-cell>
          <table:table-cell table:number-columns-repeated="3"/>
        </table:table-row>
        <table:table-row table:style-name="ro1">
          <table:table-cell office:value-type="string">
            <text:p>dialog.reservation.titleperson.1</text:p>
          </table:table-cell>
          <table:table-cell office:value-type="string">
            <text:p>Fräulein</text:p>
          </table:table-cell>
          <table:table-cell table:number-columns-repeated="3"/>
        </table:table-row>
        <table:table-row table:style-name="ro1">
          <table:table-cell office:value-type="string">
            <text:p>dialog.reservation.titleperson.0</text:p>
          </table:table-cell>
          <table:table-cell office:value-type="string">
            <text:p>…</text:p>
          </table:table-cell>
          <table:table-cell table:number-columns-repeated="3"/>
        </table:table-row>
        <table:table-row table:style-name="ro1">
          <table:table-cell office:value-type="string">
            <text:p>articles.rootcategory</text:p>
          </table:table-cell>
          <table:table-cell office:value-type="string">
            <text:p>Artikel</text:p>
          </table:table-cell>
          <table:table-cell table:number-columns-repeated="3"/>
        </table:table-row>
        <table:table-row table:style-name="ro1">
          <table:table-cell office:value-type="string">
            <text:p>hotel.button.modify</text:p>
          </table:table-cell>
          <table:table-cell office:value-type="string">
            <text:p>Ändern</text:p>
          </table:table-cell>
          <table:table-cell table:number-columns-repeated="3"/>
        </table:table-row>
        <table:table-row table:style-name="ro1">
          <table:table-cell office:value-type="string">
            <text:p>reservation.column.amount</text:p>
          </table:table-cell>
          <table:table-cell office:value-type="string">
            <text:p>Betrag</text:p>
          </table:table-cell>
          <table:table-cell table:number-columns-repeated="3"/>
        </table:table-row>
        <table:table-row table:style-name="ro1">
          <table:table-cell office:value-type="string">
            <text:p>dialog.reservation.address</text:p>
          </table:table-cell>
          <table:table-cell office:value-type="string">
            <text:p>Adresse</text:p>
          </table:table-cell>
          <table:table-cell table:number-columns-repeated="3"/>
        </table:table-row>
        <table:table-row table:style-name="ro1">
          <table:table-cell office:value-type="string">
            <text:p>invoice-item.column.article</text:p>
          </table:table-cell>
          <table:table-cell office:value-type="string">
            <text:p>Artikel</text:p>
          </table:table-cell>
          <table:table-cell table:number-columns-repeated="3"/>
        </table:table-row>
        <table:table-row table:style-name="ro1">
          <table:table-cell office:value-type="string">
            <text:p>main.title</text:p>
          </table:table-cell>
          <table:table-cell office:value-type="string">
            <text:p>LIGHTeasyGuest 1.01 - Hotelverwaltung: eZGuest</text:p>
          </table:table-cell>
          <table:table-cell table:number-columns-repeated="3"/>
        </table:table-row>
        <table:table-row table:style-name="ro1">
          <table:table-cell office:value-type="string">
            <text:p>main.tab.articles</text:p>
          </table:table-cell>
          <table:table-cell office:value-type="string">
            <text:p>Artikel</text:p>
          </table:table-cell>
          <table:table-cell table:number-columns-repeated="3"/>
        </table:table-row>
        <table:table-row table:style-name="ro1">
          <table:table-cell office:value-type="string">
            <text:p>dialog.reservation.private</text:p>
          </table:table-cell>
          <table:table-cell office:value-type="string">
            <text:p>Privatperson</text:p>
          </table:table-cell>
          <table:table-cell table:number-columns-repeated="3"/>
        </table:table-row>
        <table:table-row table:style-name="ro1">
          <table:table-cell office:value-type="string">
            <text:p>common.reservation</text:p>
          </table:table-cell>
          <table:table-cell office:value-type="string">
            <text:p>Reservierung</text:p>
          </table:table-cell>
          <table:table-cell table:number-columns-repeated="3"/>
        </table:table-row>
        <table:table-row table:style-name="ro1">
          <table:table-cell office:value-type="string">
            <text:p>invoice.firstname</text:p>
          </table:table-cell>
          <table:table-cell office:value-type="string">
            <text:p>Vorname:</text:p>
          </table:table-cell>
          <table:table-cell table:number-columns-repeated="3"/>
        </table:table-row>
        <table:table-row table:style-name="ro1">
          <table:table-cell office:value-type="string">
            <text:p>hotel.rate</text:p>
          </table:table-cell>
          <table:table-cell office:value-type="string">
            <text:p>Kategorie:</text:p>
          </table:table-cell>
          <table:table-cell table:number-columns-repeated="3"/>
        </table:table-row>
        <table:table-row table:style-name="ro1">
          <table:table-cell office:value-type="string">
            <text:p>color.red</text:p>
          </table:table-cell>
          <table:table-cell office:value-type="string">
            <text:p>Rot</text:p>
          </table:table-cell>
          <table:table-cell table:number-columns-repeated="3"/>
        </table:table-row>
        <table:table-row table:style-name="ro1">
          <table:table-cell office:value-type="string">
            <text:p>tariffperiod.column.color</text:p>
          </table:table-cell>
          <table:table-cell office:value-type="string">
            <text:p>Farbe</text:p>
          </table:table-cell>
          <table:table-cell table:number-columns-repeated="3"/>
        </table:table-row>
        <table:table-row table:style-name="ro1">
          <table:table-cell office:value-type="string">
            <text:p>menu.file.print</text:p>
          </table:table-cell>
          <table:table-cell office:value-type="string">
            <text:p>Drucken…</text:p>
          </table:table-cell>
          <table:table-cell table:number-columns-repeated="3"/>
        </table:table-row>
        <table:table-row table:style-name="ro1">
          <table:table-cell office:value-type="string">
            <text:p>tariff.newname</text:p>
          </table:table-cell>
          <table:table-cell office:value-type="string">
            <text:p>Neuer Tarif</text:p>
          </table:table-cell>
          <table:table-cell table:number-columns-repeated="3"/>
        </table:table-row>
        <table:table-row table:style-name="ro1">
          <table:table-cell office:value-type="string">
            <text:p>invoice.preview</text:p>
          </table:table-cell>
          <table:table-cell office:value-type="string">
            <text:p>Prévisualisation…</text:p>
          </table:table-cell>
          <table:table-cell table:number-columns-repeated="3"/>
        </table:table-row>
        <table:table-row table:style-name="ro1">
          <table:table-cell office:value-type="string">
            <text:p>map.label.reservation.legend</text:p>
          </table:table-cell>
          <table:table-cell office:value-type="string">
            <text:p>Legende:</text:p>
          </table:table-cell>
          <table:table-cell table:number-columns-repeated="3"/>
        </table:table-row>
        <table:table-row table:style-name="ro1">
          <table:table-cell office:value-type="string">
            <text:p>menu.help.what</text:p>
          </table:table-cell>
          <table:table-cell office:value-type="string">
            <text:p>Was ist es?</text:p>
          </table:table-cell>
          <table:table-cell table:number-columns-repeated="3"/>
        </table:table-row>
        <table:table-row table:style-name="ro1">
          <table:table-cell office:value-type="string">
            <text:p>dialog.reservation.mobile</text:p>
          </table:table-cell>
          <table:table-cell office:value-type="string">
            <text:p>Motiv</text:p>
          </table:table-cell>
          <table:table-cell table:number-columns-repeated="3"/>
        </table:table-row>
        <table:table-row table:style-name="ro1">
          <table:table-cell office:value-type="string">
            <text:p>reservation.modifie-client</text:p>
          </table:table-cell>
          <table:table-cell office:value-type="string">
            <text:p>Ändern</text:p>
          </table:table-cell>
          <table:table-cell table:number-columns-repeated="3"/>
        </table:table-row>
        <table:table-row table:style-name="ro1">
          <table:table-cell office:value-type="string">
            <text:p>menu.file</text:p>
          </table:table-cell>
          <table:table-cell office:value-type="string">
            <text:p>Kartei</text:p>
          </table:table-cell>
          <table:table-cell table:number-columns-repeated="3"/>
        </table:table-row>
        <table:table-row table:style-name="ro1">
          <table:table-cell office:value-type="string">
            <text:p>input-error.title</text:p>
          </table:table-cell>
          <table:table-cell office:value-type="string">
            <text:p>Erfassungsfehler</text:p>
          </table:table-cell>
          <table:table-cell table:number-columns-repeated="3"/>
        </table:table-row>
        <table:table-row table:style-name="ro1">
          <table:table-cell office:value-type="string">
            <text:p>main.tab.tariffs</text:p>
          </table:table-cell>
          <table:table-cell office:value-type="string">
            <text:p>Tarife</text:p>
          </table:table-cell>
          <table:table-cell table:number-columns-repeated="3"/>
        </table:table-row>
        <table:table-row table:style-name="ro1">
          <table:table-cell office:value-type="string">
            <text:p>error.reservation.unknown</text:p>
          </table:table-cell>
          <table:table-cell office:value-type="string">
            <text:p>Es hat einen Fehler bei der Erfassung gegeben:</text:p>
          </table:table-cell>
          <table:table-cell table:number-columns-repeated="3"/>
        </table:table-row>
        <table:table-row table:style-name="ro1">
          <table:table-cell office:value-type="string">
            <text:p>dialog.reservation.todate</text:p>
          </table:table-cell>
          <table:table-cell office:value-type="string">
            <text:p>Abreisedatum</text:p>
          </table:table-cell>
          <table:table-cell table:number-columns-repeated="3"/>
        </table:table-row>
        <table:table-row table:style-name="ro1">
          <table:table-cell office:value-type="string">
            <text:p>color.pink</text:p>
          </table:table-cell>
          <table:table-cell office:value-type="string">
            <text:p>Rose</text:p>
          </table:table-cell>
          <table:table-cell table:number-columns-repeated="3"/>
        </table:table-row>
        <table:table-row table:style-name="ro1">
          <table:table-cell office:value-type="string">
            <text:p>summary.yesterday</text:p>
          </table:table-cell>
          <table:table-cell office:value-type="string">
            <text:p>Gestern</text:p>
          </table:table-cell>
          <table:table-cell table:number-columns-repeated="3"/>
        </table:table-row>
        <table:table-row table:style-name="ro1">
          <table:table-cell office:value-type="string">
            <text:p>summary.occupied</text:p>
          </table:table-cell>
          <table:table-cell office:value-type="string">
            <text:p>Besetzte Kammern:</text:p>
          </table:table-cell>
          <table:table-cell table:number-columns-repeated="3"/>
        </table:table-row>
        <table:table-row table:style-name="ro1">
          <table:table-cell office:value-type="string">
            <text:p>hotel.rate.5</text:p>
          </table:table-cell>
          <table:table-cell office:value-type="string">
            <text:p>5 Sterne *****</text:p>
          </table:table-cell>
          <table:table-cell table:number-columns-repeated="3"/>
        </table:table-row>
        <table:table-row table:style-name="ro1">
          <table:table-cell office:value-type="string">
            <text:p>hotel.rate.4</text:p>
          </table:table-cell>
          <table:table-cell office:value-type="string">
            <text:p>4 Sterne ****</text:p>
          </table:table-cell>
          <table:table-cell table:number-columns-repeated="3"/>
        </table:table-row>
        <table:table-row table:style-name="ro1">
          <table:table-cell office:value-type="string">
            <text:p>hotel.rate.3</text:p>
          </table:table-cell>
          <table:table-cell office:value-type="string">
            <text:p>3 Sterne ***</text:p>
          </table:table-cell>
          <table:table-cell table:number-columns-repeated="3"/>
        </table:table-row>
        <table:table-row table:style-name="ro1">
          <table:table-cell office:value-type="string">
            <text:p>hotel.rate.2</text:p>
          </table:table-cell>
          <table:table-cell office:value-type="string">
            <text:p>2 Sterne **</text:p>
          </table:table-cell>
          <table:table-cell table:number-columns-repeated="3"/>
        </table:table-row>
        <table:table-row table:style-name="ro1">
          <table:table-cell office:value-type="string">
            <text:p>hotel.rate.1</text:p>
          </table:table-cell>
          <table:table-cell office:value-type="string">
            <text:p>1 Stern *</text:p>
          </table:table-cell>
          <table:table-cell table:number-columns-repeated="3"/>
        </table:table-row>
        <table:table-row table:style-name="ro1">
          <table:table-cell office:value-type="string">
            <text:p>hotel.rate.0</text:p>
          </table:table-cell>
          <table:table-cell office:value-type="string">
            <text:p>Kein</text:p>
          </table:table-cell>
          <table:table-cell table:number-columns-repeated="3"/>
        </table:table-row>
        <table:table-row table:style-name="ro1">
          <table:table-cell office:value-type="string">
            <text:p>dialog.about.tabdetail.labos</text:p>
          </table:table-cell>
          <table:table-cell office:value-type="string">
            <text:p>Sys. von Betrieb:</text:p>
          </table:table-cell>
          <table:table-cell table:number-columns-repeated="3"/>
        </table:table-row>
        <table:table-row table:style-name="ro1">
          <table:table-cell office:value-type="string">
            <text:p>invoice.search.room-number</text:p>
          </table:table-cell>
          <table:table-cell office:value-type="string">
            <text:p>N° Kammer:</text:p>
          </table:table-cell>
          <table:table-cell table:number-columns-repeated="3"/>
        </table:table-row>
        <table:table-row table:style-name="ro1">
          <table:table-cell office:value-type="string">
            <text:p>dialog.reservation.zip</text:p>
          </table:table-cell>
          <table:table-cell office:value-type="string">
            <text:p>CP</text:p>
          </table:table-cell>
          <table:table-cell table:number-columns-repeated="3"/>
        </table:table-row>
        <table:table-row table:style-name="ro1">
          <table:table-cell office:value-type="string">
            <text:p>button.cancel</text:p>
          </table:table-cell>
          <table:table-cell office:value-type="string">
            <text:p>Annullieren</text:p>
          </table:table-cell>
          <table:table-cell table:number-columns-repeated="3"/>
        </table:table-row>
        <table:table-row table:style-name="ro1">
          <table:table-cell office:value-type="string">
            <text:p>invoice.new-customer</text:p>
          </table:table-cell>
          <table:table-cell office:value-type="string">
            <text:p>Neuer Kunde</text:p>
          </table:table-cell>
          <table:table-cell table:number-columns-repeated="3"/>
        </table:table-row>
        <table:table-row table:style-name="ro1">
          <table:table-cell office:value-type="string">
            <text:p>dialog.reservation.cancel</text:p>
          </table:table-cell>
          <table:table-cell office:value-type="string">
            <text:p>Annullieren</text:p>
          </table:table-cell>
          <table:table-cell table:number-columns-repeated="3"/>
        </table:table-row>
        <table:table-row table:style-name="ro1">
          <table:table-cell office:value-type="string">
            <text:p>roomtype.column.name</text:p>
          </table:table-cell>
          <table:table-cell office:value-type="string">
            <text:p>Name</text:p>
          </table:table-cell>
          <table:table-cell table:number-columns-repeated="3"/>
        </table:table-row>
        <table:table-row table:style-name="ro1">
          <table:table-cell office:value-type="string">
            <text:p>invoice.search.byid</text:p>
          </table:table-cell>
          <table:table-cell office:value-type="string">
            <text:p>Durch N° Rechnung</text:p>
          </table:table-cell>
          <table:table-cell table:number-columns-repeated="3"/>
        </table:table-row>
        <table:table-row table:style-name="ro1">
          <table:table-cell office:value-type="string">
            <text:p>invoice.search.id</text:p>
          </table:table-cell>
          <table:table-cell office:value-type="string">
            <text:p>N° Rechnung:</text:p>
          </table:table-cell>
          <table:table-cell table:number-columns-repeated="3"/>
        </table:table-row>
        <table:table-row table:style-name="ro1">
          <table:table-cell office:value-type="string">
            <text:p>invoice.address</text:p>
          </table:table-cell>
          <table:table-cell office:value-type="string">
            <text:p>Adresse:</text:p>
          </table:table-cell>
          <table:table-cell table:number-columns-repeated="3"/>
        </table:table-row>
        <table:table-row table:style-name="ro1">
          <table:table-cell office:value-type="string">
            <text:p>dialog.reservation.company</text:p>
          </table:table-cell>
          <table:table-cell office:value-type="string">
            <text:p>Gesellschaft</text:p>
          </table:table-cell>
          <table:table-cell table:number-columns-repeated="3"/>
        </table:table-row>
        <table:table-row table:style-name="ro1">
          <table:table-cell office:value-type="string">
            <text:p>main.tab.rooms</text:p>
          </table:table-cell>
          <table:table-cell office:value-type="string">
            <text:p>Kammern</text:p>
          </table:table-cell>
          <table:table-cell table:number-columns-repeated="3"/>
        </table:table-row>
        <table:table-row table:style-name="ro1">
          <table:table-cell office:value-type="string">
            <text:p>dialog.about.tababout.supportIt</text:p>
          </table:table-cell>
          <table:table-cell office:value-type="string">
            <text:p>Monte Bianco TLC</text:p>
          </table:table-cell>
          <table:table-cell table:number-columns-repeated="3"/>
        </table:table-row>
        <table:table-row table:style-name="ro1">
          <table:table-cell office:value-type="string">
            <text:p>menu.config.translation</text:p>
          </table:table-cell>
          <table:table-cell office:value-type="string">
            <text:p>Übersetzungen…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LGC Sans" style:language-asian="fr" style:country-asian="FR" style:font-name-complex="DejaVu LGC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2">12/09/2007</text:date>, <text:time>15:0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Denis Trimaille</meta:initial-creator>
    <meta:creation-date>2007-09-09T00:14:17</meta:creation-date>
    <dc:creator>Denis Trimaille</dc:creator>
    <dc:date>2007-09-12T15:05:01</dc:date>
    <dc:language>fr-FR</dc:language>
    <meta:editing-cycles>21</meta:editing-cycles>
    <meta:editing-duration>PT53M5S</meta:editing-duration>
    <meta:user-defined meta:name="Info 1"/>
    <meta:user-defined meta:name="Info 2"/>
    <meta:user-defined meta:name="Info 3"/>
    <meta:user-defined meta:name="Info 4"/>
    <meta:document-statistic meta:table-count="3" meta:cell-count="648"/>
  </office:meta>
</office:document-meta>
</file>